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5.604cm" style:rel-column-width="22950*"/>
    </style:style>
    <style:style style:name="Tabella1.B" style:family="table-column">
      <style:table-column-properties style:column-width="10.398cm" style:rel-column-width="42585*"/>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style:background-image/>
      </style:table-properties>
    </style:style>
    <style:style style:name="Tabella2.A" style:family="table-column">
      <style:table-column-properties style:column-width="2.667cm" style:rel-column-width="10922*"/>
    </style:style>
    <style:style style:name="Tabella2.F" style:family="table-column">
      <style:table-column-properties style:column-width="2.667cm" style:rel-column-width="10925*"/>
    </style:style>
    <style:style style:name="Tabella2.1" style:family="table-row">
      <style:table-row-properties fo:background-color="transparent">
        <style:background-image/>
      </style:table-row-properties>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2.F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4.001cm" style:rel-column-width="16383*"/>
    </style:style>
    <style:style style:name="Table7.D" style:family="table-column">
      <style:table-column-properties style:column-width="4.001cm" style:rel-column-width="16386*"/>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D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background-color="transparent" fo:keep-with-next="always" style:may-break-between-rows="false">
        <style:background-image/>
      </style:table-properties>
    </style:style>
    <style:style style:name="Table6.A" style:family="table-column">
      <style:table-column-properties style:column-width="5.334cm" style:rel-column-width="2184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middle" fo:background-color="#dddddd" fo:padding="0.097cm" fo:border="0.25pt solid #000000" style:writing-mode="page">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background-color="transparent" fo:keep-with-next="always" style:may-break-between-rows="false">
        <style:background-image/>
      </style:table-properties>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1.B1" style:family="table-cell">
      <style:table-cell-properties style:vertical-align="middle" fo:background-color="#dddddd" fo:padding="0.097cm" fo:border="0.25pt solid #000000" style:writing-mode="page">
        <style:background-image/>
      </style:table-cell-properties>
    </style:style>
    <style:style style:name="Table1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background-color="transparent" fo:keep-with-next="always" style:may-break-between-rows="false">
        <style:background-image/>
      </style:table-properties>
    </style:style>
    <style:style style:name="Tabella3.A" style:family="table-column">
      <style:table-column-properties style:column-width="2.286cm" style:rel-column-width="9360*"/>
    </style:style>
    <style:style style:name="Tabella3.B" style:family="table-column">
      <style:table-column-properties style:column-width="2.286cm" style:rel-column-width="9362*"/>
    </style:style>
    <style:style style:name="Tabella3.D" style:family="table-column">
      <style:table-column-properties style:column-width="2.286cm" style:rel-column-width="9363*"/>
    </style:style>
    <style:style style:name="Tabella3.G" style:family="table-column">
      <style:table-column-properties style:column-width="2.286cm" style:rel-column-width="9364*"/>
    </style:style>
    <style:style style:name="Tabella3.1" style:family="table-row">
      <style:table-row-properties fo:background-color="transparent">
        <style:background-image/>
      </style:table-row-properties>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C1" style:family="table-cell">
      <style:table-cell-properties style:vertical-align="middle" fo:background-color="#dddddd" fo:padding="0.097cm" fo:border="0.25pt solid #000000" style:writing-mode="page">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3.G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F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4.B1" style:family="table-cell">
      <style:table-cell-properties style:vertical-align="middle" fo:background-color="#dddddd" fo:padding="0.097cm" fo:border="0.25pt solid #000000">
        <style:background-image/>
      </style:table-cell-properties>
    </style:style>
    <style:style style:name="Tabella4.A2" style:family="table-cell">
      <style:table-cell-properties fo:padding="0.097cm" fo:border-left="0.25pt solid #000000" fo:border-right="none" fo:border-top="none" fo:border-bottom="0.25pt solid #000000"/>
    </style:style>
    <style:style style:name="Tabella4.B2" style:family="table-cell">
      <style:table-cell-properties fo:padding="0.097cm" fo:border-left="0.25pt solid #000000" fo:border-right="0.25pt solid #000000" fo:border-top="none" fo:border-bottom="0.25pt solid #000000"/>
    </style:style>
    <style:style style:name="Tabella4.A3" style:family="table-cell">
      <style:table-cell-properties fo:padding="0.097cm" fo:border-left="0.25pt solid #000000" fo:border-right="none" fo:border-top="none" fo:border-bottom="0.25pt solid #000000"/>
    </style:style>
    <style:style style:name="Tabella4.B3" style:family="table-cell">
      <style:table-cell-properties fo:padding="0.097cm" fo:border-left="0.25pt solid #000000" fo:border-right="0.25pt solid #000000" fo:border-top="none" fo:border-bottom="0.25pt solid #000000"/>
    </style:style>
    <style:style style:name="Tabella4.A4" style:family="table-cell">
      <style:table-cell-properties fo:padding="0.097cm" fo:border-left="0.25pt solid #000000" fo:border-right="none" fo:border-top="none" fo:border-bottom="0.25pt solid #000000"/>
    </style:style>
    <style:style style:name="Tabella4.B4" style:family="table-cell">
      <style:table-cell-properties fo:padding="0.097cm" fo:border-left="0.25pt solid #000000" fo:border-right="0.25pt solid #000000" fo:border-top="none" fo:border-bottom="0.25pt solid #000000"/>
    </style:style>
    <style:style style:name="Tabella4.A5" style:family="table-cell">
      <style:table-cell-properties fo:padding="0.097cm" fo:border-left="0.25pt solid #000000" fo:border-right="none" fo:border-top="none" fo:border-bottom="0.25pt solid #000000"/>
    </style:style>
    <style:style style:name="Tabella4.B5" style:family="table-cell">
      <style:table-cell-properties fo:padding="0.097cm" fo:border-left="0.25pt solid #000000" fo:border-right="0.25pt solid #000000" fo:border-top="none" fo:border-bottom="0.25pt solid #000000"/>
    </style:style>
    <style:style style:name="Tabella4.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a076e4"/>
    </style:style>
    <style:style style:name="P6" style:family="paragraph" style:parent-style-name="Table">
      <style:text-properties officeooo:paragraph-rsid="00a076e4"/>
    </style:style>
    <style:style style:name="P7" style:family="paragraph" style:parent-style-name="Table_20_Heading">
      <style:text-properties officeooo:paragraph-rsid="00a076e4"/>
    </style:style>
    <style:style style:name="P8" style:family="paragraph" style:parent-style-name="Contenuto_20_tabella_20_centrato">
      <style:text-properties officeooo:rsid="00a076e4"/>
    </style:style>
    <style:style style:name="P9" style:family="paragraph" style:parent-style-name="Contenuto_20_tabella_20_centrato">
      <style:text-properties officeooo:rsid="00a076e4" officeooo:paragraph-rsid="00a076e4"/>
    </style:style>
    <style:style style:name="P10" style:family="paragraph" style:parent-style-name="Table_20_Heading">
      <style:text-properties officeooo:rsid="00a076e4" officeooo:paragraph-rsid="00a076e4"/>
    </style:style>
    <style:style style:name="P11" style:family="paragraph" style:parent-style-name="Table_20_Heading">
      <style:text-properties officeooo:rsid="00a076e4" officeooo:paragraph-rsid="00a0b498"/>
    </style:style>
    <style:style style:name="P12" style:family="paragraph" style:parent-style-name="Contenuto_20_tabella_20_centrato">
      <style:text-properties officeooo:rsid="00a0b498" officeooo:paragraph-rsid="00a0b498"/>
    </style:style>
    <style:style style:name="P13" style:family="paragraph" style:parent-style-name="Contenuto_20_tabella_20_centrato">
      <style:text-properties officeooo:paragraph-rsid="00a7c185"/>
    </style:style>
    <style:style style:name="P14" style:family="paragraph" style:parent-style-name="Contenuto_20_tabella_20_lungo">
      <style:text-properties officeooo:paragraph-rsid="00a7c185"/>
    </style:style>
    <style:style style:name="P15" style:family="paragraph" style:parent-style-name="Table">
      <style:text-properties officeooo:paragraph-rsid="00a7c185"/>
    </style:style>
    <style:style style:name="P16" style:family="paragraph" style:parent-style-name="Contenuto_20_tabella_20_centrato">
      <style:text-properties officeooo:rsid="00a7c185" officeooo:paragraph-rsid="00a7c185"/>
    </style:style>
    <style:style style:name="P17" style:family="paragraph" style:parent-style-name="Table">
      <style:text-properties officeooo:paragraph-rsid="009aaa8c"/>
    </style:style>
    <style:style style:name="P18" style:family="paragraph" style:parent-style-name="Table">
      <style:text-properties officeooo:paragraph-rsid="00a1ddf5"/>
    </style:style>
    <style:style style:name="P19" style:family="paragraph" style:parent-style-name="Table_20_Heading">
      <style:text-properties officeooo:rsid="00a1ddf5" officeooo:paragraph-rsid="00a1ddf5"/>
    </style:style>
    <style:style style:name="P20" style:family="paragraph" style:parent-style-name="Table_20_Heading">
      <style:text-properties style:use-window-font-color="true" loext:opacity="0%" style:font-name="Liberation Sans1" fo:font-size="9pt" fo:font-weight="bold" officeooo:rsid="011f3a78" officeooo:paragraph-rsid="00a7c185" style:font-size-asian="10.5pt" style:font-weight-asian="bold" style:font-weight-complex="bold"/>
    </style:style>
    <style:style style:name="P21" style:family="paragraph" style:parent-style-name="Table_20_Contents">
      <style:text-properties officeooo:paragraph-rsid="00b4a3f6"/>
    </style:style>
    <style:style style:name="P22" style:family="paragraph" style:parent-style-name="EG_20_Aggiornamento">
      <style:text-properties officeooo:rsid="00801267" officeooo:paragraph-rsid="00801267"/>
    </style:style>
    <style:style style:name="P23" style:family="paragraph" style:parent-style-name="EG_20_Aggiornamento">
      <style:text-properties officeooo:rsid="00801267" officeooo:paragraph-rsid="00801267"/>
    </style:style>
    <style:style style:name="P24" style:family="paragraph" style:parent-style-name="EG_20_Nota" style:list-style-name="EG_20_All_20_nota_20_auto">
      <style:text-properties officeooo:paragraph-rsid="00b4a3f6"/>
    </style:style>
    <style:style style:name="P25" style:family="paragraph" style:parent-style-name="Heading_20_2" style:master-page-name="EG_20_Capitoli_20_prima">
      <style:paragraph-properties style:page-number="auto"/>
      <style:text-properties officeooo:rsid="0094f0aa" officeooo:paragraph-rsid="0094f0aa"/>
    </style:style>
    <style:style style:name="P26" style:family="paragraph" style:parent-style-name="Heading_20_3" style:master-page-name="EG_20_Capitoli">
      <style:paragraph-properties style:page-number="2" fo:break-before="auto" fo:break-after="auto"/>
    </style:style>
    <style:style style:name="P27" style:family="paragraph" style:parent-style-name="Heading_20_3" style:master-page-name="">
      <loext:graphic-properties draw:fill-gradient-name="gradient" draw:fill-hatch-name="hatch"/>
      <style:paragraph-properties style:page-number="auto" fo:break-before="page"/>
    </style:style>
    <style:style style:name="P28" style:family="paragraph" style:parent-style-name="Heading_20_3" style:master-page-name="">
      <loext:graphic-properties draw:fill-hatch-name="hatch"/>
      <style:paragraph-properties style:page-number="auto" fo:break-before="auto" fo:break-after="auto"/>
    </style:style>
    <style:style style:name="P29" style:family="paragraph" style:parent-style-name="Heading_20_4" style:master-page-name="">
      <loext:graphic-properties draw:fill-gradient-name="gradient" draw:fill-hatch-name="hatch"/>
      <style:paragraph-properties style:page-number="auto" fo:break-before="page"/>
    </style:style>
    <style:style style:name="P30" style:family="paragraph" style:parent-style-name="Text_20_body" style:master-page-name="">
      <style:paragraph-properties style:page-number="auto"/>
    </style:style>
    <style:style style:name="P31" style:family="paragraph" style:parent-style-name="Text_20_body">
      <style:text-properties officeooo:paragraph-rsid="0094f0aa"/>
    </style:style>
    <style:style style:name="P32" style:family="paragraph" style:parent-style-name="Text_20_body" style:list-style-name="EG_20_All_20_commi">
      <style:text-properties officeooo:paragraph-rsid="0094f0aa"/>
    </style:style>
    <style:style style:name="P33" style:family="paragraph" style:parent-style-name="Text_20_body" style:list-style-name="EG_20_All_20_commi">
      <style:text-properties officeooo:paragraph-rsid="00961120"/>
    </style:style>
    <style:style style:name="P34" style:family="paragraph" style:parent-style-name="Text_20_body" style:list-style-name="EG_20_All_20_commi">
      <style:text-properties officeooo:paragraph-rsid="00be43fd"/>
    </style:style>
    <style:style style:name="P35" style:family="paragraph" style:parent-style-name="Text_20_body" style:list-style-name="EG_20_All_20_commi">
      <style:text-properties officeooo:paragraph-rsid="0099d06d"/>
    </style:style>
    <style:style style:name="P36" style:family="paragraph" style:parent-style-name="Text_20_body" style:list-style-name="EG_20_All_20_commi">
      <style:text-properties officeooo:paragraph-rsid="00b4a3f6"/>
    </style:style>
    <style:style style:name="P37" style:family="paragraph" style:parent-style-name="Text_20_body" style:list-style-name="EG_20_All_20_commi">
      <style:text-properties officeooo:paragraph-rsid="009ccafc"/>
    </style:style>
    <style:style style:name="P38" style:family="paragraph" style:parent-style-name="Text_20_body" style:list-style-name="EG_20_All_20_commi">
      <style:text-properties officeooo:paragraph-rsid="00abe757"/>
    </style:style>
    <style:style style:name="P39" style:family="paragraph" style:parent-style-name="Text_20_body">
      <style:text-properties officeooo:paragraph-rsid="009b695e"/>
    </style:style>
    <style:style style:name="P40" style:family="paragraph" style:parent-style-name="Text_20_body">
      <style:text-properties officeooo:paragraph-rsid="009ccafc"/>
    </style:style>
    <style:style style:name="P41" style:family="paragraph" style:parent-style-name="Text_20_body">
      <style:text-properties officeooo:paragraph-rsid="00a607aa"/>
    </style:style>
    <style:style style:name="T1" style:family="text">
      <style:text-properties fo:font-weight="bold" style:font-weight-asian="bold" style:font-weight-complex="bold"/>
    </style:style>
    <style:style style:name="T2" style:family="text">
      <style:text-properties style:use-window-font-color="true" loext:opacity="0%" style:font-name="Liberation Sans1" fo:font-size="9pt" fo:font-weight="bold" officeooo:rsid="00b2f2ff" style:font-size-asian="10.5pt" style:font-weight-asian="bold" style:font-weight-complex="bold"/>
    </style:style>
    <style:style style:name="T3" style:family="text">
      <style:text-properties style:use-window-font-color="true" loext:opacity="0%" style:font-name="Liberation Sans1" fo:font-size="9pt" fo:font-weight="bold" officeooo:rsid="00b3d7b2" style:font-size-asian="10.5pt" style:font-weight-asian="bold" style:font-weight-complex="bold"/>
    </style:style>
    <style:style style:name="T4" style:family="text">
      <style:text-properties style:use-window-font-color="true" loext:opacity="0%" style:font-name="Liberation Sans1" fo:font-size="9pt" fo:font-weight="bold" officeooo:rsid="00be43fd" style:font-size-asian="10.5pt" style:font-weight-asian="bold" style:font-weight-complex="bold"/>
    </style:style>
    <style:style style:name="T5" style:family="text">
      <style:text-properties style:use-window-font-color="true" loext:opacity="0%" style:text-position="super 58%" style:font-name="Times New Roman" officeooo:rsid="004cdb3e" fo:background-color="transparent" loext:char-shading-value="0"/>
    </style:style>
    <style:style style:name="T6" style:family="text">
      <style:text-properties style:use-window-font-color="true" loext:opacity="0%" style:text-position="sub 58%" style:font-name="Times New Roman" officeooo:rsid="0060114b" fo:background-color="transparent" loext:char-shading-value="0"/>
    </style:style>
    <style:style style:name="T7" style:family="text">
      <style:text-properties style:use-window-font-color="true" loext:opacity="0%" style:text-position="sub 58%" style:font-name="Times New Roman" officeooo:rsid="004cdb3e" fo:background-color="transparent" loext:char-shading-value="0"/>
    </style:style>
    <style:style style:name="T8" style:family="text">
      <style:text-properties style:use-window-font-color="true" loext:opacity="0%" style:font-name="Times New Roman" officeooo:rsid="004cdb3e" fo:background-color="transparent" loext:char-shading-value="0"/>
    </style:style>
    <style:style style:name="T9" style:family="text">
      <style:text-properties style:use-window-font-color="true" loext:opacity="0%" style:font-name="Times New Roman" officeooo:rsid="00660923" fo:background-color="transparent" loext:char-shading-value="0"/>
    </style:style>
    <style:style style:name="T10" style:family="text">
      <style:text-properties style:use-window-font-color="true" loext:opacity="0%" style:font-name="Times New Roman" officeooo:rsid="0060114b" fo:background-color="transparent" loext:char-shading-value="0"/>
    </style:style>
    <style:style style:name="T11" style:family="text">
      <style:text-properties style:use-window-font-color="true" loext:opacity="0%" style:font-name="Times New Roman" officeooo:rsid="004d4f32" fo:background-color="transparent" loext:char-shading-value="0"/>
    </style:style>
    <style:style style:name="T12" style:family="text">
      <style:text-properties style:text-position="sub 58%"/>
    </style:style>
    <style:style style:name="T13" style:family="text">
      <style:text-properties fo:color="#21409a" loext:opacity="100%" fo:font-size="11pt" fo:font-style="italic" officeooo:rsid="009aaa8c" style:font-size-asian="10.5pt"/>
    </style:style>
    <style:style style:name="T14" style:family="text">
      <style:text-properties fo:color="#21409a" loext:opacity="100%" fo:font-size="11pt" fo:font-style="italic" officeooo:rsid="0095c1a5" style:font-size-asian="10.5pt"/>
    </style:style>
    <style:style style:name="T15" style:family="text">
      <style:text-properties fo:color="#21409a" loext:opacity="100%" fo:font-size="11pt" fo:font-style="italic" officeooo:rsid="00b2e5c0" style:font-size-asian="10.5pt"/>
    </style:style>
    <style:style style:name="T16" style:family="text">
      <style:text-properties style:text-position="super 58%"/>
    </style:style>
    <style:style style:name="T17" style:family="text">
      <style:text-properties style:font-name="Liberation Serif1" officeooo:rsid="0094f0aa" style:font-name-asian="Liberation Serif1" style:font-name-complex="Liberation Serif1"/>
    </style:style>
    <style:style style:name="T18" style:family="text">
      <style:text-properties style:font-name="Liberation Serif1" officeooo:rsid="00961120" style:font-name-asian="Liberation Serif1" style:font-name-complex="Liberation Serif1"/>
    </style:style>
    <style:style style:name="T19" style:family="text">
      <style:text-properties style:font-name="Liberation Serif1" officeooo:rsid="0097cab9" style:font-name-asian="Liberation Serif1" style:font-name-complex="Liberation Serif1"/>
    </style:style>
    <style:style style:name="T20" style:family="text">
      <style:text-properties style:font-name="Liberation Serif1" officeooo:rsid="009b695e" style:font-name-asian="Liberation Serif1" style:font-name-complex="Liberation Serif1"/>
    </style:style>
    <style:style style:name="T21" style:family="text">
      <style:text-properties style:font-name="Liberation Serif1" officeooo:rsid="009ccafc" style:font-name-asian="Liberation Serif1" style:font-name-complex="Liberation Serif1"/>
    </style:style>
    <style:style style:name="T22" style:family="text">
      <style:text-properties style:font-name="Liberation Serif1" officeooo:rsid="00a072f2" style:font-name-asian="Liberation Serif1" style:font-name-complex="Liberation Serif1"/>
    </style:style>
    <style:style style:name="T23" style:family="text">
      <style:text-properties style:font-name="Liberation Serif1" officeooo:rsid="00a607aa" style:font-name-asian="Liberation Serif1" style:font-name-complex="Liberation Serif1"/>
    </style:style>
    <style:style style:name="T24" style:family="text">
      <style:text-properties style:font-name="Liberation Serif1" officeooo:rsid="01287097" style:font-name-asian="Liberation Serif1" style:font-name-complex="Liberation Serif1"/>
    </style:style>
    <style:style style:name="T25" style:family="text">
      <style:text-properties style:font-name="Liberation Serif1" officeooo:rsid="00b374ea" style:font-name-asian="Liberation Serif1" style:font-name-complex="Liberation Serif1"/>
    </style:style>
    <style:style style:name="T26" style:family="text">
      <style:text-properties style:font-name="Liberation Serif" officeooo:rsid="00961120" style:font-name-asian="WenQuanYi Zen Hei Sharp" style:font-name-complex="Lohit Devanagari"/>
    </style:style>
    <style:style style:name="T27" style:family="text">
      <style:text-properties style:font-name="Liberation Serif" officeooo:rsid="009b695e" style:font-name-asian="WenQuanYi Zen Hei Sharp" style:font-name-complex="Lohit Devanagari"/>
    </style:style>
    <style:style style:name="T28" style:family="text">
      <style:text-properties style:font-name="Liberation Serif" officeooo:rsid="009ccafc" style:font-name-asian="WenQuanYi Zen Hei Sharp" style:font-name-complex="Lohit Devanagari"/>
    </style:style>
    <style:style style:name="T29" style:family="text">
      <style:text-properties style:font-name="Liberation Serif" officeooo:rsid="00a607aa" style:font-name-asian="WenQuanYi Zen Hei Sharp" style:font-name-complex="Lohit Devanagari"/>
    </style:style>
    <style:style style:name="T30" style:family="text">
      <style:text-properties style:font-name="Liberation Serif" officeooo:rsid="00b374ea" style:font-name-asian="WenQuanYi Zen Hei Sharp" style:font-name-complex="Lohit Devanagari"/>
    </style:style>
    <style:style style:name="T31" style:family="text">
      <style:text-properties officeooo:rsid="0099d06d"/>
    </style:style>
    <style:style style:name="T32" style:family="text">
      <style:text-properties officeooo:rsid="009b695e"/>
    </style:style>
    <style:style style:name="T33" style:family="text">
      <style:text-properties officeooo:rsid="054e190d"/>
    </style:style>
    <style:style style:name="T34" style:family="text">
      <style:text-properties officeooo:rsid="00a076e4"/>
    </style:style>
    <style:style style:name="T35" style:family="text">
      <style:text-properties officeooo:rsid="00a1ddf5"/>
    </style:style>
    <style:style style:name="T36" style:family="text">
      <style:text-properties fo:font-style="italic" style:font-style-asian="italic" style:font-style-complex="italic"/>
    </style:style>
    <style:style style:name="T37" style:family="text">
      <style:text-properties officeooo:rsid="00a374ac"/>
    </style:style>
    <style:style style:name="T38" style:family="text">
      <style:text-properties officeooo:rsid="005cff6f"/>
    </style:style>
    <style:style style:name="T39" style:family="text">
      <style:text-properties style:font-name="Liberation Sans" officeooo:rsid="01287097" style:font-name-asian="Source Han Sans CN Regular" style:font-name-complex="Lohit Devanagari"/>
    </style:style>
    <style:style style:name="T40" style:family="text">
      <style:text-properties officeooo:rsid="008fa0f8"/>
    </style:style>
    <style:style style:name="T41" style:family="text">
      <style:text-properties officeooo:rsid="0087c0c8"/>
    </style:style>
    <style:style style:name="T42" style:family="text">
      <style:text-properties officeooo:rsid="00a7c185"/>
    </style:style>
    <style:style style:name="T43" style:family="text">
      <style:text-properties officeooo:rsid="00b1acf4"/>
    </style:style>
    <style:style style:name="T44" style:family="text">
      <style:text-properties officeooo:rsid="00b2e5c0"/>
    </style:style>
    <style:style style:name="T45" style:family="text">
      <style:text-properties officeooo:rsid="00be43fd"/>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5" text:outline-level="2"><text:bookmark-start text:name="__RefHeading___Toc2152_3957911219"/><text:reference-mark-start text:name="ch rtv strutture sanitarie"/>Strutture sanitarie<text:bookmark-end text:name="__RefHeading___Toc2152_3957911219"/><text:reference-mark-end text:name="ch rtv strutture sanitari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3153_1240468809" text:style-name="Index_20_Link" text:visited-style-name="Index_20_Link">Campo di applicazione</text:a></text:p>
          <text:p text:style-name="P3"><text:a xlink:type="simple" xlink:href="#__RefHeading___Toc13155_1240468809" text:style-name="Index_20_Link" text:visited-style-name="Index_20_Link">Definizioni</text:a></text:p>
          <text:p text:style-name="P3"><text:a xlink:type="simple" xlink:href="#__RefHeading___Toc13157_1240468809" text:style-name="Index_20_Link" text:visited-style-name="Index_20_Link">Classificazioni</text:a></text:p>
          <text:p text:style-name="P3"><text:a xlink:type="simple" xlink:href="#__RefHeading___Toc13159_1240468809" text:style-name="Index_20_Link" text:visited-style-name="Index_20_Link">Valutazione del rischio di incendio</text:a></text:p>
          <text:p text:style-name="P3"><text:a xlink:type="simple" xlink:href="#__RefHeading___Toc13161_1240468809" text:style-name="Index_20_Link" text:visited-style-name="Index_20_Link">Strategia antincendio</text:a></text:p>
          <text:p text:style-name="P4"><text:a xlink:type="simple" xlink:href="#__RefHeading___Toc13163_1240468809" text:style-name="Index_20_Link" text:visited-style-name="Index_20_Link">Resistenza al fuoco</text:a></text:p>
          <text:p text:style-name="P4"><text:a xlink:type="simple" xlink:href="#__RefHeading___Toc13165_1240468809" text:style-name="Index_20_Link" text:visited-style-name="Index_20_Link">Compartimentazione</text:a></text:p>
          <text:p text:style-name="P4"><text:a xlink:type="simple" xlink:href="#__RefHeading___Toc13167_1240468809" text:style-name="Index_20_Link" text:visited-style-name="Index_20_Link">Esodo</text:a></text:p>
          <text:p text:style-name="P4"><text:a xlink:type="simple" xlink:href="#__RefHeading___Toc13169_1240468809" text:style-name="Index_20_Link" text:visited-style-name="Index_20_Link">Gestione della sicurezza antincendio</text:a></text:p>
          <text:p text:style-name="P4"><text:a xlink:type="simple" xlink:href="#__RefHeading___Toc13171_1240468809" text:style-name="Index_20_Link" text:visited-style-name="Index_20_Link">Controllo dell’incendio</text:a></text:p>
          <text:p text:style-name="P4"><text:a xlink:type="simple" xlink:href="#__RefHeading___Toc13173_1240468809" text:style-name="Index_20_Link" text:visited-style-name="Index_20_Link">Rivelazione ed allarme</text:a></text:p>
          <text:p text:style-name="P4"><text:a xlink:type="simple" xlink:href="#__RefHeading___Toc13175_1240468809" text:style-name="Index_20_Link" text:visited-style-name="Index_20_Link">Controllo di fumi e calore</text:a></text:p>
          <text:p text:style-name="P4"><text:a xlink:type="simple" xlink:href="#__RefHeading___Toc13177_1240468809" text:style-name="Index_20_Link" text:visited-style-name="Index_20_Link">Operatività antincendio</text:a></text:p>
          <text:p text:style-name="P4"><text:a xlink:type="simple" xlink:href="#__RefHeading___Toc13179_1240468809" text:style-name="Index_20_Link" text:visited-style-name="Index_20_Link">Sicurezza degli impianti tecnologici e di servizio</text:a></text:p>
          <text:p text:style-name="P3"><text:a xlink:type="simple" xlink:href="#__RefHeading___Toc13181_1240468809" text:style-name="Index_20_Link" text:visited-style-name="Index_20_Link">Altre indicazioni</text:a></text:p>
          <text:p text:style-name="P3"><text:a xlink:type="simple" xlink:href="#__RefHeading___Toc13183_1240468809" text:style-name="Index_20_Link" text:visited-style-name="Index_20_Link">Opera da costruzione con un numero di posti letto P ≤ 25</text:a></text:p>
        </text:index-body>
      </text:table-of-content>
      <text:h text:style-name="P26" text:outline-level="3"><text:bookmark-start text:name="__RefHeading___Toc13153_1240468809"/>Campo di applicazione<text:bookmark-end text:name="__RefHeading___Toc13153_1240468809"/></text:h>
      <text:list xml:id="list217871815" text:style-name="EG_20_All_20_commi">
        <text:list-item text:start-value="1">
          <text:p text:style-name="P30">La presente regola tecnica verticale reca disposizioni di prevenzione incendi riguardanti:</text:p>
          <text:list>
            <text:list-item>
              <text:p text:style-name="Text_20_body">le strutture sanitarie che erogano prestazioni in regime di ricovero ospedaliero o residenziale a ciclo continuativo o diurno con numero di posti letto P &gt; 25;</text:p>
            </text:list-item>
            <text:list-item>
              <text:p text:style-name="P31">le residenze sanitarie assistenziali (RSA) con numero di posti letto P &gt; 25;</text:p>
            </text:list-item>
            <text:list-item>
              <text:p text:style-name="P31">le strutture sanitarie che erogano prestazioni di assistenza specialistica in regime ambulatoriale, ivi comprese quelle riabilitative, di diagnostica strumentale e di laboratorio, di superficie complessiva superiore a 500 m<text:span text:style-name="T16">2</text:span>.</text:p>
            </text:list-item>
          </text:list>
        </text:list-item>
      </text:list>
      <text:list xml:id="list3868475264" text:style-name="EG_20_All_20_nota_20_auto">
        <text:list-item>
          <text:p text:style-name="EG_20_Nota">Per superficie complessiva si considera la superficie lorda della struttura comprensiva di servizi e depositi funzionali alla struttura sanitaria medesima.</text:p>
        </text:list-item>
      </text:list>
      <text:h text:style-name="Heading_20_3" text:outline-level="3"><text:bookmark-start text:name="__RefHeading___Toc13155_1240468809"/>Definizioni<text:bookmark-end text:name="__RefHeading___Toc13155_1240468809"/></text:h>
      <text:list xml:id="list71635206427026" text:continue-list="list217871815" text:style-name="EG_20_All_20_commi">
        <text:list-item text:start-value="1">
          <text:p text:style-name="Text_20_body">Apparecchiatura ad alta energia di tipo ionizzante: apparecchiatura in grado di accelerare particelle ad energia superiore a 10 MeV, per la quale non è possibile escludere a priori la presenza di radioattività, nei pressi della apparecchiatura, anche dopo lo spegnimento della stessa (es. ciclotroni per la produzione di radiofarmaci, betatroni, …).</text:p>
        </text:list-item>
        <text:list-item>
          <text:p text:style-name="Text_20_body">Apparecchiatura ad elevata tecnologia: apparecchiatura in grado di accelerare particelle ad energia non superiore a 10 MeV, per la quale è possibile escludere a priori la presenza di radioattività, nei pressi dell’apparecchiatura stessa e macchina magnetica che non produce radiazioni ionizzanti (es. risonanza magnetica, tomografia computerizzata, …).</text:p>
        </text:list-item>
      </text:list>
      <text:h text:style-name="Heading_20_3" text:outline-level="3"><text:bookmark-start text:name="__RefHeading___Toc13157_1240468809"/>Classificazioni<text:bookmark-end text:name="__RefHeading___Toc13157_1240468809"/></text:h>
      <text:list xml:id="list71635333053605" text:continue-list="list71635206427026" text:style-name="EG_20_All_20_commi">
        <text:list-item text:start-value="1">
          <text:p text:style-name="Text_20_body">Ai fini della presente regola tecnica, le <text:span text:style-name="T36">strutture sanitarie</text:span> sono classificate come segue:</text:p>
          <text:list>
            <text:list-item>
              <text:p text:style-name="Text_20_body">in relazione alla tipologia delle prestazioni erogate:</text:p>
              <text:p text:style-name="Text_20_body"><text:span text:style-name="T1">SA</text:span>: attività che erogano prestazioni in regime di ricovero ospedaliero a ciclo continuativo o diurno;</text:p>
              <text:p text:style-name="P31"><text:span text:style-name="T1">SB</text:span>: attività che erogano prestazioni in regime residenziale a ciclo continuativo o diurno;</text:p>
              <text:p text:style-name="P31"><text:span text:style-name="T1">SC</text:span>: attività che erogano prestazioni di assistenza specialistica in regime ambulatoriale, ivi comprese quelle riabilitative, di diagnostica strumentale e di laboratorio.</text:p>
            </text:list-item>
          </text:list>
        </text:list-item>
      </text:list>
      <text:list xml:id="list71636358781580" text:continue-list="list3868475264" text:style-name="EG_20_All_20_nota_20_auto">
        <text:list-item>
          <text:p text:style-name="EG_20_Nota">Le RSA possono essere classificate SA o SB a seconda della prestazione erogata dalla attività.</text:p>
        </text:list-item>
      </text:list>
      <text:list xml:id="list71636128475937" text:continue-list="list71635333053605" text:style-name="EG_20_All_20_commi">
        <text:list-item>
          <text:list>
            <text:list-item>
              <text:p text:style-name="P31">in relazione alla quota di tutti i piani h:</text:p>
              <text:p text:style-name="P31"><text:span text:style-name="T1">HA</text:span>: -1 m &lt; h <text:span text:style-name="T17">≤ </text:span>12 m;</text:p>
              <text:p text:style-name="P32"><text:span text:style-name="T1">HB</text:span>: -5 m &lt; h <text:span text:style-name="T17">≤ </text:span>24 m;</text:p>
              <text:p text:style-name="P32"><text:span text:style-name="T1">HC</text:span>: -10 m &lt; h <text:span text:style-name="T17">≤ </text:span>32 m;</text:p>
              <text:p text:style-name="P32"><text:span text:style-name="T1">HD</text:span>: -15 m &lt; h <text:span text:style-name="T17">≤ </text:span>54 m;</text:p>
              <text:p text:style-name="Text_20_body"><text:span text:style-name="T1">HE</text:span>: non ricomprese nelle precedenti;</text:p>
            </text:list-item>
            <text:list-item>
              <text:p text:style-name="Text_20_body"><text:soft-page-break/>in relazione al numero di posti letto P:</text:p>
              <text:p text:style-name="P32"><text:span text:style-name="T1">PA</text:span>: 25 &lt; n <text:span text:style-name="T17">≤ </text:span>50 posti letto;</text:p>
              <text:p text:style-name="P32"><text:span text:style-name="T1">PB</text:span>: 50 &lt; n <text:span text:style-name="T17">≤ </text:span>100 posti letto;</text:p>
              <text:p text:style-name="P32"><text:span text:style-name="T1">PC</text:span>: 100 &lt; n <text:span text:style-name="T17">≤ </text:span>500 posti letto;</text:p>
              <text:p text:style-name="P32"><text:span text:style-name="T1">PD</text:span>: 500 &lt; n <text:span text:style-name="T17">≤ </text:span>1000 posti letto;</text:p>
              <text:p text:style-name="Text_20_body"><text:span text:style-name="T1">PE</text:span>: n &gt; 1000 posti letto.</text:p>
            </text:list-item>
          </text:list>
        </text:list-item>
      </text:list>
      <text:list xml:id="list71635006005604" text:continue-list="list71636358781580" text:style-name="EG_20_All_20_nota_20_auto">
        <text:list-item>
          <text:p text:style-name="EG_20_Nota">Le attività SA o SB con numero di posti letto P <text:span text:style-name="T17">≤ </text:span>25 devono rispettare le indicazioni di cui al paragrafo <text:bookmark-ref text:reference-format="number" text:ref-name="__RefHeading___Toc13183_1240468809">V.11.7</text:bookmark-ref>.</text:p>
        </text:list-item>
      </text:list>
      <text:list xml:id="list71636416447113" text:continue-list="list71636128475937" text:style-name="EG_20_All_20_commi">
        <text:list-item>
          <text:p text:style-name="Text_20_body">Le aree dell’attività sono classificate come segue:</text:p>
          <text:p text:style-name="Text_20_body"><text:span text:style-name="T1">TA</text:span>: aree destinate a ricovero in regime ospedaliero o residenziale, aree adibite ad unità speciali, suddivise in:</text:p>
          <text:list>
            <text:list-header>
              <text:p text:style-name="Text_20_body"><text:span text:style-name="T1">TA1</text:span>: aree destinate a ricovero in regime ospedaliero o residenziale;</text:p>
            </text:list-header>
          </text:list>
        </text:list-item>
      </text:list>
      <text:list xml:id="list71635208500080" text:continue-list="list71635006005604" text:style-name="EG_20_All_20_nota_20_auto">
        <text:list-item>
          <text:p text:style-name="EG_20_Nota">Si tratta generalmente delle aree destinate alla degenza.</text:p>
        </text:list-item>
      </text:list>
      <text:list xml:id="list71635146623380" text:continue-list="list71636416447113" text:style-name="EG_20_All_20_commi">
        <text:list-item>
          <text:list>
            <text:list-header>
              <text:p text:style-name="Text_20_body"><text:span text:style-name="T1">TA2</text:span>: aree adibite ad unità speciali o cure intensive, nelle quali il paziente è collegato ad apparecchiature salvavita o endoscopiche tali da impedire il suo rapido spostamento.</text:p>
            </text:list-header>
          </text:list>
        </text:list-item>
      </text:list>
      <text:list xml:id="list71635505995670" text:continue-list="list71635208500080" text:style-name="EG_20_All_20_nota_20_auto">
        <text:list-item>
          <text:p text:style-name="EG_20_Nota">Ad esempio: aree adibite alla terapia intensiva, sale operatorie, servizio di dialisi, terapie particolari come radioterapia o medicina nucleare quando è previsto il ricovero, terapia iperbarica, …</text:p>
        </text:list-item>
      </text:list>
      <text:list xml:id="list71636490678955" text:continue-list="list71635146623380" text:style-name="EG_20_All_20_commi">
        <text:list-header>
          <text:p text:style-name="Text_20_body"><text:span text:style-name="T1">TB</text:span>: aree destinate a prestazioni medico-sanitarie di tipo ambulatoriale in cui non è previsto il ricovero, suddivise in:</text:p>
          <text:list text:continue-numbering="true">
            <text:list-header>
              <text:p text:style-name="Text_20_body"><text:span text:style-name="T1">TB1</text:span>: ambulatori, centri specialistici, centri di diagnostica, consultori, aree con apparecchiature ad elevata tecnologia, esclusi gli ambienti dove sussiste il rischio dovuto a radiazioni ionizzanti;</text:p>
            </text:list-header>
          </text:list>
        </text:list-header>
      </text:list>
      <text:list xml:id="list71635778281215" text:continue-list="list71635505995670" text:style-name="EG_20_All_20_nota_20_auto">
        <text:list-item>
          <text:p text:style-name="EG_20_Nota">Per rischio dovuto a radiazioni ionizzanti si intende il rischio di esposizione, contaminazione e diffusione di sostanze radioattive.</text:p>
        </text:list-item>
      </text:list>
      <text:list xml:id="list71635347615902" text:continue-list="list71636490678955" text:style-name="EG_20_All_20_commi">
        <text:list-item>
          <text:list>
            <text:list-header>
              <text:p text:style-name="Text_20_body"><text:span text:style-name="T1">TB2</text:span>: ambulatori, centri specialistici, centri di diagnostica con presenza di sorgenti di radiazioni ionizzanti sigillate o non sigillate o con presenza di apparecchiature ad alta energia di tipo ionizzante.</text:p>
            </text:list-header>
          </text:list>
          <text:p text:style-name="Text_20_body"><text:span text:style-name="T1">TC</text:span>: aree destinate ad altri servizi pertinenti (es. uffici amministrativi, scuole e convitti professionali, spazi per riunioni e convegni, mensa aziendale, spazi per visitatori inclusi bar, aree commerciali, aree di culto, …).</text:p>
          <text:p text:style-name="Text_20_body"><text:span text:style-name="T1">TK</text:span>: aree a rischio specifico, suddivise in:</text:p>
          <text:list text:continue-numbering="true">
            <text:list-header>
              <text:p text:style-name="Text_20_body"><text:span text:style-name="T1">TK1</text:span>: aree od impianti a rischio specifico normalmente non presidiati (es. impianti di produzione calore, gruppi elettrogeni, centrali di sterilizzazione e produzione del vuoto, …);</text:p>
            </text:list-header>
          </text:list>
        </text:list-item>
      </text:list>
      <text:list xml:id="list71635083598101" text:continue-list="list71635778281215" text:style-name="EG_20_All_20_nota_20_auto">
        <text:list-item>
          <text:p text:style-name="EG_20_Nota">Aree o impianti dotati di regola tecnica verticale di prevenzione incendi devono essere progettati in accordo alle specifiche indicazioni ivi contenute (es. gruppi elettrogeni con P &gt; 25 kW, autorimesse di superficie superiore a 300 m<text:span text:style-name="T16">2</text:span>, …)</text:p>
        </text:list-item>
      </text:list>
      <text:list xml:id="list71636432291793" text:continue-list="list71635347615902" text:style-name="EG_20_All_20_commi">
        <text:list-item>
          <text:list>
            <text:list-header>
              <text:p text:style-name="Text_20_body"><text:span text:style-name="T1">TK2</text:span>: aree a rischio specifico, normalmente presidiate, accessibili al solo personale dipendente (es. laboratori di analisi e ricerca, lavanderie, cucine, …);</text:p>
              <text:p text:style-name="Text_20_body"><text:span text:style-name="T1">TK3</text:span>: aree destinate a deposito e ricarica gas medicali e gas tecnici di laboratorio.</text:p>
            </text:list-header>
          </text:list>
          <text:p text:style-name="Text_20_body"><text:span text:style-name="T1">TM</text:span>: depositi inseriti nella stessa opera da costruzione dell’attività sanitaria, suddivisi in:</text:p>
          <text:list text:continue-numbering="true">
            <text:list-header>
              <text:p text:style-name="Text_20_body"><text:soft-page-break/><text:span text:style-name="T1">TM0</text:span>: depositi aventi superficie lorda S <text:span text:style-name="T18">≤</text:span><text:span text:style-name="T26"> </text:span>10 m<text:span text:style-name="T16">2</text:span> e con carico di incendio<draw:frame draw:style-name="fr1" draw:name="Cornice6" text:anchor-type="char" svg:x="-0.9cm" svg:width="0.801cm" draw:z-index="0"><draw:text-box fo:min-height="0.101cm"><text:p text:style-name="P22">a21</text:p></draw:text-box></draw:frame> <text:span text:style-name="T45">specifico</text:span> q<text:span text:style-name="T12">f</text:span> <text:span text:style-name="T18">≤</text:span><text:span text:style-name="T26"> </text:span>50 MJ/m<text:span text:style-name="T16">2</text:span>;</text:p>
              <text:p text:style-name="P33"><text:span text:style-name="T1">TM1</text:span>: depositi aventi superficie lorda S <text:span text:style-name="T18">≤</text:span><text:span text:style-name="T26"> </text:span>10 m<text:span text:style-name="T16">2</text:span> e con carico di incendio specifico 50 MJ/m<text:span text:style-name="T16">2</text:span> &lt; q<text:span text:style-name="T12">f</text:span> <text:span text:style-name="T18">≤ </text:span>450 MJ/m<text:span text:style-name="T16">2</text:span>;</text:p>
              <text:p text:style-name="P34"><text:span text:style-name="T1">TM2</text:span><draw:frame draw:style-name="fr1" draw:name="Cornice1" text:anchor-type="char" svg:x="-0.9cm" svg:width="0.801cm" draw:z-index="1"><draw:text-box fo:min-height="0.101cm"><text:p text:style-name="P22">a21</text:p></draw:text-box></draw:frame>: <text:span text:style-name="T8">depositi aventi superficie lorda S ≤ 10 m</text:span><text:span text:style-name="T5">2</text:span><text:span text:style-name="T8"> e con carico di incendio </text:span><text:span text:style-name="T9">specifico</text:span><text:span text:style-name="T8"> </text:span><text:span text:style-name="T10">q</text:span><text:span text:style-name="T6">f</text:span><text:span text:style-name="T10"> tale che </text:span><text:span text:style-name="T8">450 MJ/m</text:span><text:span text:style-name="T5">2</text:span><text:span text:style-name="T8"> &lt; q</text:span><text:span text:style-name="T7">f</text:span><text:span text:style-name="T8"> ≤ 600 MJ/m</text:span><text:span text:style-name="T5">2</text:span><text:span text:style-name="T8"> oppure </text:span><text:span text:style-name="T11">aventi </text:span><text:span text:style-name="T8">superficie lorda 10 m</text:span><text:span text:style-name="T5">2</text:span><text:span text:style-name="T8"> &lt; S ≤ 50 m</text:span><text:span text:style-name="T5">2</text:span><text:span text:style-name="T8"> e con carico di incendio specifico q</text:span><text:span text:style-name="T7">f</text:span><text:span text:style-name="T8"> ≤ 600 MJ/m</text:span><text:span text:style-name="T5">2</text:span>;</text:p>
              <text:p text:style-name="Text_20_body"><text:span text:style-name="T1">TM3</text:span>: depositi aventi superficie lorda 50 m<text:span text:style-name="T16">2</text:span> &lt; S <text:span text:style-name="T19">≤ </text:span>500 m<text:span text:style-name="T16">2</text:span> e con carico di incendio specifico q<text:span text:style-name="T12">f</text:span> <text:span text:style-name="T19">≤</text:span> 600 MJ/m<text:span text:style-name="T16">2</text:span>;</text:p>
              <text:p text:style-name="Text_20_body"><text:span text:style-name="T1">TM4</text:span>: aree esterne all’opera da costruzione contenenti aree di tipo TA o TB, coperte o scoperte, destinate anche temporaneamente allo stoccaggio, alla movimentazione ed al carico o scarico delle merci, al deposito dei materiali di scarto e degli imballaggi;</text:p>
            </text:list-header>
          </text:list>
          <text:p text:style-name="Text_20_body"><text:span text:style-name="T1">TT1</text:span>: locali in cui siano presenti quantità significative di apparecchiature elettriche ed elettroniche, locali tecnici rilevanti ai fini della sicurezza antincendio;</text:p>
        </text:list-item>
      </text:list>
      <text:list xml:id="list71635079247360" text:continue-list="list71635083598101" text:style-name="EG_20_All_20_nota_20_auto">
        <text:list-item>
          <text:p text:style-name="EG_20_Nota">Ad esempio: CED, sala server, cabine elettriche, …</text:p>
        </text:list-item>
      </text:list>
      <text:list xml:id="list71636414514321" text:continue-list="list71636432291793" text:style-name="EG_20_All_20_commi">
        <text:list-header>
          <text:p text:style-name="Text_20_body"><text:span text:style-name="T1">TT2</text:span>: aree destinate alla ricarica di accumulatori elettrici di trazione o stazionari;</text:p>
          <text:p text:style-name="Text_20_body"><text:span text:style-name="T1">TZ</text:span>: altre aree.</text:p>
        </text:list-header>
      </text:list>
      <text:h text:style-name="Heading_20_3" text:outline-level="3"><text:bookmark-start text:name="__RefHeading___Toc13159_1240468809"/>Valutazione del rischio di incendio<text:bookmark-end text:name="__RefHeading___Toc13159_1240468809"/></text:h>
      <text:list xml:id="list71635275275881" text:continue-list="list71636414514321" text:style-name="EG_20_All_20_commi">
        <text:list-item text:start-value="1">
          <text:p text:style-name="P35">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5">La valutazione del rischio di incendio, effettuata secondo la metodologia di cui al <text:span text:style-name="T31">capitolo </text:span><text:span text:style-name="T31"><text:reference-ref text:reference-format="chapter" text:ref-name="ch progettazione">Errore: sorgente del riferimento non trovata</text:reference-ref></text:span><text:span text:style-name="T31">,</text:span> deve tener conto della necessaria <text:span text:style-name="T36">continuità</text:span>, anche in caso di incendio, delle cure salvavita eventualmente erogate nell’attività sanitaria.</text:p>
        </text:list-item>
        <text:list-item>
          <text:p text:style-name="Text_20_body">In tabella <text:sequence-ref text:reference-format="value" text:ref-name="refTable0">V.11-1</text:sequence-ref> si riporta un’indicazione, non esaustiva, del profilo di rischio R<text:span text:style-name="T12">vita</text:span> per alcune aree delle attività sanitarie. Qualora il progettista scelga valori diversi da quelli proposti, è tenuto a indicare le motivazioni della scelta nei documenti progettuali.</text:p>
        </text:list-item>
      </text:list>
      <table:table table:name="Tabella1" table:style-name="Tabella1" table:template-name="Default Style">
        <table:table-column table:style-name="Tabella1.A"/>
        <table:table-column table:style-name="Tabella1.B"/>
        <table:table-row table:style-name="Tabella1.1">
          <table:table-cell table:style-name="Tabella1.A1" office:value-type="string">
            <text:p text:style-name="Table_20_Heading">Area presente nel compartimento</text:p>
          </table:table-cell>
          <table:table-cell table:style-name="Tabella1.B1" office:value-type="string">
            <text:p text:style-name="Table_20_Heading">R<text:span text:style-name="T12">vita</text:span></text:p>
          </table:table-cell>
        </table:table-row>
        <table:table-row table:style-name="TableLine93921633356800">
          <table:table-cell table:style-name="Tabella1.A2" office:value-type="string">
            <text:p text:style-name="Table_20_Contents">TA</text:p>
          </table:table-cell>
          <table:table-cell table:style-name="Tabella1.B2" office:value-type="string">
            <text:p text:style-name="Table_20_Contents">D1, D2</text:p>
          </table:table-cell>
        </table:table-row>
        <table:table-row table:style-name="TableLine93921633371856">
          <table:table-cell table:style-name="Tabella1.A2" office:value-type="string">
            <text:p text:style-name="Table_20_Contents">TB</text:p>
          </table:table-cell>
          <table:table-cell table:style-name="Tabella1.B2" office:value-type="string">
            <text:p text:style-name="Table_20_Contents">B1, B2</text:p>
          </table:table-cell>
        </table:table-row>
        <table:table-row table:style-name="TableLine93921633372288">
          <table:table-cell table:style-name="Tabella1.A2" office:value-type="string">
            <text:p text:style-name="Table_20_Contents">TC</text:p>
          </table:table-cell>
          <table:table-cell table:style-name="Tabella1.B2" office:value-type="string">
            <text:p text:style-name="Table_20_Contents">B1, B2 [1]</text:p>
          </table:table-cell>
        </table:table-row>
        <table:table-row table:style-name="Tabella1.5">
          <table:table-cell table:style-name="Tabella1.A2" office:value-type="string">
            <text:p text:style-name="Table_20_Contents">TK, TM, TT, TZ</text:p>
          </table:table-cell>
          <table:table-cell table:style-name="Tabella1.B2" office:value-type="string">
            <text:p text:style-name="P21">Determinati secondo la metodologia di cui al capitolo <text:reference-ref text:reference-format="chapter" text:ref-name="ch profili di rischio">Errore: sorgente del riferimento non trovata</text:reference-ref></text:p>
          </table:table-cell>
        </table:table-row>
        <table:table-row table:style-name="TableLine93921633373760">
          <table:table-cell table:style-name="Tabella1.B2" table:number-columns-spanned="2" office:value-type="string">
            <text:p text:style-name="Table_20_Contents">[1] Per uffici non aperti al pubblico è possibile adottare R<text:span text:style-name="T12">vita</text:span> pari a A1 o A2</text:p>
          </table:table-cell>
          <table:covered-table-cell/>
        </table:table-row>
      </table:table>
      <text:p text:style-name="Table">Tabella <text:sequence text:ref-name="refTable0" text:name="Table" text:formula="ooow:Table+1" style:num-format="1">V.11-1</text:sequence>: Profili di rischio per le attività sanitarie in funzione delle aree presenti nel compartimento</text:p>
      <text:h text:style-name="P27" text:outline-level="3"><text:bookmark-start text:name="__RefHeading___Toc13161_1240468809"/>Strategia antincendio<text:bookmark-end text:name="__RefHeading___Toc13161_1240468809"/></text:h>
      <text:list xml:id="list71636324399094" text:continue-list="list71635275275881" text:style-name="EG_20_All_20_commi">
        <text:list-item text:start-value="1">
          <text:p text:style-name="Text_20_body">Devono essere applicate <text:span text:style-name="T36">tutte</text:span> le misure antincendio della regola tecnica orizzontale (RTO) attribuendo i livelli di prestazione secondo i criteri in esse definiti, fermo restando quanto indicato al successivo comma 3.</text:p>
        </text:list-item>
        <text:list-item>
          <text:p text:style-name="P36">Devono essere applicate le prescrizioni del capitolo <text:reference-ref text:reference-format="chapter" text:ref-name="ch aree a rischio specifico">Errore: sorgente del riferimento non trovata</text:reference-ref> in merito alle aree a rischio specifico, e, ove pertinenti, le prescrizioni delle altre regole tecniche verticali.</text:p>
        </text:list-item>
        <text:list-item>
          <text:p text:style-name="Text_20_body">Nei paragrafi che seguono sono riportate indicazioni complementari o sostitutive, delle soluzioni conformi previste dai corrispondenti livelli di prestazione della RTO.</text:p>
        </text:list-item>
      </text:list>
      <text:h text:style-name="Heading_20_4" text:outline-level="4"><text:bookmark-start text:name="__RefHeading___Toc13163_1240468809"/>Resistenza al fuoco<text:bookmark-end text:name="__RefHeading___Toc13163_1240468809"/></text:h>
      <text:list xml:id="list71634784104362" text:continue-list="list71636324399094" text:style-name="EG_20_All_20_commi">
        <text:list-item text:start-value="1">
          <text:p text:style-name="P36">La classe di resistenza al fuoco dei compartimenti (capitolo <text:reference-ref text:reference-format="chapter" text:ref-name="ch resistenza al fuoco">Errore: sorgente del riferimento non trovata</text:reference-ref>) non può essere inferiore a quanto previsto in tabella <text:sequence-ref text:reference-format="value" text:ref-name="refTable1">V.11-2</text:sequence-ref>.</text:p>
        </text:list-item>
      </text:list>
      <table:table table:name="Tabella2" table:style-name="Tabella2" table:template-name="Default Style">
        <table:table-column table:style-name="Tabella2.A" table:number-columns-repeated="5"/>
        <table:table-column table:style-name="Tabella2.F"/>
        <table:table-row table:style-name="Tabella2.1">
          <table:table-cell table:style-name="Tabella2.A1" table:number-rows-spanned="2" office:value-type="string">
            <text:p text:style-name="Table_20_Heading">Attività</text:p>
          </table:table-cell>
          <table:table-cell table:style-name="Tabella2.B1" table:number-columns-spanned="5" office:value-type="string">
            <text:p text:style-name="Table_20_Heading">Classificazione</text:p>
          </table:table-cell>
          <table:covered-table-cell/>
          <table:covered-table-cell/>
          <table:covered-table-cell/>
          <table:covered-table-cell/>
        </table:table-row>
        <table:table-row table:style-name="Tabella2.1">
          <table:covered-table-cell table:style-name="Tabella2.A2"/>
          <table:table-cell table:style-name="Tabella2.A2" office:value-type="string">
            <text:p text:style-name="Table_20_Heading">HA</text:p>
          </table:table-cell>
          <table:table-cell table:style-name="Tabella2.A2" office:value-type="string">
            <text:p text:style-name="Table_20_Heading">HB</text:p>
          </table:table-cell>
          <table:table-cell table:style-name="Tabella2.A2" office:value-type="string">
            <text:p text:style-name="Table_20_Heading">HC</text:p>
          </table:table-cell>
          <table:table-cell table:style-name="Tabella2.A2" office:value-type="string">
            <text:p text:style-name="Table_20_Heading">HD</text:p>
          </table:table-cell>
          <table:table-cell table:style-name="Tabella2.F2" office:value-type="string">
            <text:p text:style-name="Table_20_Heading">HE</text:p>
          </table:table-cell>
        </table:table-row>
        <table:table-row table:style-name="TableLine93921633419456">
          <table:table-cell table:style-name="Tabella2.A3" office:value-type="string">
            <text:p text:style-name="Table_20_Contents">SA fuori terra</text:p>
          </table:table-cell>
          <table:table-cell table:style-name="Tabella2.B3" table:number-columns-spanned="3" office:value-type="string">
            <text:p text:style-name="Contenuto_20_tabella_20_centrato">60</text:p>
          </table:table-cell>
          <table:covered-table-cell/>
          <table:covered-table-cell/>
          <table:table-cell table:style-name="Tabella2.E3" table:number-columns-spanned="2" office:value-type="string">
            <text:p text:style-name="Contenuto_20_tabella_20_centrato">90</text:p>
          </table:table-cell>
          <table:covered-table-cell/>
        </table:table-row>
        <table:table-row table:style-name="TableLine93921633421792">
          <table:table-cell table:style-name="Tabella2.A4" office:value-type="string">
            <text:p text:style-name="Table_20_Contents">SB fuori terra</text:p>
          </table:table-cell>
          <table:table-cell table:style-name="Tabella2.B4" table:number-columns-spanned="3" office:value-type="string">
            <text:p text:style-name="Contenuto_20_tabella_20_centrato">30</text:p>
          </table:table-cell>
          <table:covered-table-cell/>
          <table:covered-table-cell/>
          <table:table-cell table:style-name="Tabella2.E4" table:number-columns-spanned="2" office:value-type="string">
            <text:p text:style-name="Contenuto_20_tabella_20_centrato">60</text:p>
          </table:table-cell>
          <table:covered-table-cell/>
        </table:table-row>
        <table:table-row table:style-name="TableLine93921633424304">
          <table:table-cell table:style-name="Tabella2.A5" office:value-type="string">
            <text:p text:style-name="Table_20_Contents">Piani interrati</text:p>
          </table:table-cell>
          <table:table-cell table:style-name="Tabella2.B5" table:number-columns-spanned="3" office:value-type="string">
            <text:p text:style-name="Contenuto_20_tabella_20_centrato">60</text:p>
          </table:table-cell>
          <table:covered-table-cell/>
          <table:covered-table-cell/>
          <table:table-cell table:style-name="Tabella2.E5" table:number-columns-spanned="2" office:value-type="string">
            <text:p text:style-name="Contenuto_20_tabella_20_centrato">90</text:p>
          </table:table-cell>
          <table:covered-table-cell/>
        </table:table-row>
      </table:table>
      <text:p text:style-name="P17">Tabella <text:sequence text:ref-name="refTable1" text:name="Table" text:formula="ooow:Table+1" style:num-format="1">V.11-2</text:sequence>: <text:span text:style-name="T13">Classe di resistenza al fuoco</text:span></text:p>
      <text:h text:style-name="Heading_20_4" text:outline-level="4"><text:bookmark-start text:name="__RefHeading___Toc13165_1240468809"/>Compartimentazione<text:bookmark-end text:name="__RefHeading___Toc13165_1240468809"/></text:h>
      <text:list xml:id="list71634801274876" text:continue-list="list71634784104362" text:style-name="EG_20_All_20_commi">
        <text:list-item text:start-value="1">
          <text:p text:style-name="Text_20_body">I compartimenti destinati ad aree di tipo TA:</text:p>
          <text:list>
            <text:list-item>
              <text:p text:style-name="P36">devono soddisfare il livello di <text:span text:style-name="T32">prestazione III per la </text:span>compartimentazione (capitolo <text:reference-ref text:reference-format="chapter" text:ref-name="ch compartimentazione">Errore: sorgente del riferimento non trovata</text:reference-ref>);</text:p>
            </text:list-item>
            <text:list-item>
              <text:p text:style-name="P39">devono essere a prova di fumo proveniente dalle altre aree; i compartimenti destinati ad aree TA1 devono essere a prova di fumo rispetto a compartimenti destinati ad aree TA2 e viceversa.</text:p>
            </text:list-item>
          </text:list>
        </text:list-item>
      </text:list>
      <text:list xml:id="list71635887355830" text:continue-list="list71635079247360" text:style-name="EG_20_All_20_nota_20_auto">
        <text:list-item>
          <text:p text:style-name="EG_20_Nota">I compartimenti destinati ad aree TA1 possono non essere a prova di fumo verso altri compartimenti destinati ad aree TA1 comunicanti; i compartimenti destinati ad aree TA2 possono non essere a prova di fumo verso altri compartimenti destinati ad aree TA2 comunicanti.</text:p>
        </text:list-item>
      </text:list>
      <text:list xml:id="list71636078944436" text:continue-list="list71634801274876" text:style-name="EG_20_All_20_commi">
        <text:list-item>
          <text:p text:style-name="Text_20_body">Le aree di tipo TK, TM1, TM2, TM3 e TT devono essere inserite in compartimenti distinti.</text:p>
        </text:list-item>
        <text:list-item>
          <text:p text:style-name="P36">Le aree TM4 devono essere compartimentate rispetto alle opere da costruzione destinate ad attività SA o SB, oppure devono essere interposte distanze di separazione (capitolo <text:reference-ref text:reference-format="chapter" text:ref-name="ch compartimentazione">Errore: sorgente del riferimento non trovata</text:reference-ref>) assumendo il carico d’incendio specifico delle aree TM4 q<text:span text:style-name="T12">f</text:span> <text:span text:style-name="T20">≥ </text:span>600 MJ/m<text:span text:style-name="T16">2</text:span>.</text:p>
        </text:list-item>
        <text:list-item>
          <text:p text:style-name="Text_20_body">Le aree di tipo TB devono costituire compartimenti a prova di fumo proveniente dai compartimenti destinati alle aree TT, TM2 e TM3.</text:p>
        </text:list-item>
        <text:list-item>
          <text:p text:style-name="Text_20_body">Le aree con presenza di sorgenti di radiazioni ionizzanti in forma non sigillata:</text:p>
          <text:list>
            <text:list-item>
              <text:p text:style-name="Text_20_body">devono essere inserite in compartimenti distinti e a prova di fumo;</text:p>
            </text:list-item>
            <text:list-item>
              <text:p text:style-name="Text_20_body">il resto dell’attività deve essere a prova di fumo proveniente da tali aree.</text:p>
            </text:list-item>
          </text:list>
        </text:list-item>
      </text:list>
      <text:list xml:id="list71634927682648" text:continue-list="list71635887355830" text:style-name="EG_20_All_20_nota_20_auto">
        <text:list-item>
          <text:p text:style-name="EG_20_Nota">Ad esempio, le aree di consegna, preparazione, somministrazione e tutti gli altri ambiti comunque necessari alla terapia con radiofarmaco possono essere inseriti nello stesso compartimento.</text:p>
        </text:list-item>
        <text:list-item>
          <text:p text:style-name="EG_20_Nota"><text:soft-page-break/>Sono escluse le aree contenenti sorgenti di radiazioni ionizzanti costituite da apparecchiature ad alta energia (es. macchine radiogene, ciclotroni, …).</text:p>
        </text:list-item>
      </text:list>
      <text:list xml:id="list71635957689624" text:continue-list="list71636078944436" text:style-name="EG_20_All_20_commi">
        <text:list-item>
          <text:p text:style-name="P39">Le aree di tipo TC devono essere di tipo protetto, inoltre:</text:p>
          <text:list>
            <text:list-item>
              <text:p text:style-name="P39">la superficie lorda delle aree commerciali inserite in attività SA o SB deve essere <text:span text:style-name="T20">≤</text:span><text:span text:style-name="T27"> </text:span>400 m<text:span text:style-name="T16">2</text:span>;</text:p>
            </text:list-item>
            <text:list-item>
              <text:p text:style-name="Text_20_body">la singola attività commerciale deve avere un carico di incendio specifico q<text:span text:style-name="T12">f</text:span> <text:span text:style-name="T20">≤ </text:span>200 MJ/m<text:span text:style-name="T16">2</text:span>;</text:p>
            </text:list-item>
            <text:list-item>
              <text:p text:style-name="Text_20_body">la superficie lorda S delle aree commerciali inserite in attività di tipo SA o SB può essere <text:span text:style-name="T20">≤</text:span><text:span text:style-name="T27"> </text:span>600 m<text:span text:style-name="T16">2</text:span> se inserite in un compartimento distinto e il resto dell’attività è a prova di fumo;</text:p>
            </text:list-item>
            <text:list-item>
              <text:p text:style-name="P36">la superficie lorda S delle aree commerciali inserite in attività di tipo SA o SB può essere <text:span text:style-name="T20">≤ </text:span>1000 m<text:span text:style-name="T16">2</text:span> se inserite in un compartimento distinto, dotate di controllo dell’incendio (capitolo <text:reference-ref text:reference-format="chapter" text:ref-name="ch controllo incendio">Errore: sorgente del riferimento non trovata</text:reference-ref>) con livello di prestazione IV e il resto dell’attività è a prova di fumo.</text:p>
            </text:list-item>
          </text:list>
        </text:list-item>
        <text:list-item>
          <text:p text:style-name="P36">Le attività di tipo <text:span text:style-name="T32">S</text:span>C possono essere inserite all’interno delle attività commerciali che rientrano nel campo di applicazione del capitolo <text:reference-ref text:reference-format="chapter" text:ref-name="ch rtv commerciali">Errore: sorgente del riferimento non trovata</text:reference-ref>; eventuali porzioni di esse classificate come aree TA2 o TB2 devono costituire compartimenti distinti e a prova di fumo proveniente dalle altre aree con sistema d’esodo indipendente dall’attività commerciale nella quale sono inserite.</text:p>
        </text:list-item>
      </text:list>
      <text:list xml:id="list71636237785327" text:continue-list="list71634927682648" text:style-name="EG_20_All_20_nota_20_auto">
        <text:list-item>
          <text:p text:style-name="EG_20_Nota">Le aree TA2 e TB2 inserite in attività SC possono erogare prestazioni sanitarie solo in regime ambulatoriale (non può essere previsto il ricovero o la degenza).</text:p>
        </text:list-item>
      </text:list>
      <text:h text:style-name="Heading_20_5" text:outline-level="5">Ubicazione</text:h>
      <text:list xml:id="list71635014110790" text:continue-list="list71635957689624" text:style-name="EG_20_All_20_commi">
        <text:list-item text:start-value="1">
          <text:p text:style-name="Text_20_body">Le aree di tipo TA1 non possono essere ubicate a quota di piano &lt; -1 m.</text:p>
        </text:list-item>
        <text:list-item>
          <text:p text:style-name="P37">Le aree di tipo TM2 con carico di incendio specifico q<text:span text:style-name="T12">f</text:span> &gt; 450 MJ/m<text:span text:style-name="T16">2</text:span> e inserite in opere da costruzione contenenti attività di tipo SA o SB devono essere ubicate fuori terra o avere accesso diretto da spazio scoperto esterno all’opera da costruzione anche mediante percorso protetto.</text:p>
        </text:list-item>
        <text:list-item>
          <text:p text:style-name="Text_20_body">Le aree di tipo TK3 e i depositi aventi superficie S &gt; 500 m<text:span text:style-name="T16">2</text:span> o carico di incendio specifico q<text:span text:style-name="T12">f</text:span> &gt; 600 MJ/m<text:span text:style-name="T16">2</text:span> devono essere ubicate all’esterno delle opere da costruzione contenenti aree di tipo TA o TB2.</text:p>
        </text:list-item>
        <text:list-item>
          <text:p text:style-name="Text_20_body">I depositi TM0 possono essere ubicati in compartimenti di aree di tipo TA, TB o TC.</text:p>
        </text:list-item>
        <text:list-item>
          <text:p text:style-name="Text_20_body">I compartimenti delle aree di tipo TM3 possono essere ubicati nella stessa opera da costruzione contenente aree TA o TB se:</text:p>
          <text:list>
            <text:list-item>
              <text:p text:style-name="P40">le comunicazione con i compartimenti delle aree di tipo TA, TB o TC della attività sono a prova di fumo;</text:p>
            </text:list-item>
            <text:list-item>
              <text:p text:style-name="P40">l’accesso all’area di tipo TM3 avviene da spazio scoperto esterno all’opera da costruzione, anche mediante percorso protetto.</text:p>
            </text:list-item>
          </text:list>
        </text:list-item>
        <text:list-item>
          <text:p text:style-name="Text_20_body">Le aree di tipo TM3 ubicate nella stessa opera da costruzione delle attività di tipo SA o SB con superficie lorda S &gt; 300 m<text:span text:style-name="T16">2</text:span> o carico di incendio specifico q<text:span text:style-name="T12">f</text:span> &gt; 450 MJ/m<text:span text:style-name="T16">2</text:span> devono essere ubicate fuori terra.</text:p>
        </text:list-item>
      </text:list>
      <text:h text:style-name="Heading_20_5" text:outline-level="5">Comunicazioni</text:h>
      <text:list xml:id="list71634623045885" text:continue-list="list71635014110790" text:style-name="EG_20_All_20_commi">
        <text:list-item text:start-value="1">
          <text:p text:style-name="Text_20_body">Le attività di tipo SA e SB possono comunicare con le attività ad esse funzionali (es. convitti, scuole mediche, …).</text:p>
        </text:list-item>
        <text:list-item>
          <text:p text:style-name="Text_20_body"><text:soft-page-break/>Le aree TM1 con carico di incendio specifico q<text:span text:style-name="T12">f</text:span> <text:span text:style-name="T21">≤</text:span><text:span text:style-name="T28"> </text:span>200 MJ/m<text:span text:style-name="T16">2</text:span> possono comunicare con le aree di tipo TA.</text:p>
        </text:list-item>
        <text:list-item>
          <text:p text:style-name="P36">Le aree di tipo TM1 con carico di incendio specifico q<text:span text:style-name="T12">f</text:span> &gt; 200 MJ/m<text:span text:style-name="T16">2</text:span> dotate di misura di controllo dell’incendio (capitolo <text:reference-ref text:reference-format="chapter" text:ref-name="ch controllo incendio">Errore: sorgente del riferimento non trovata</text:reference-ref>) di livello di prestazione IV possono comunicare con le aree di tipo TA.</text:p>
        </text:list-item>
        <text:list-item>
          <text:p text:style-name="Text_20_body">Sono ammesse comunicazioni di tipo protetto con chiusure almeno E 30-S<text:span text:style-name="T12">a</text:span> tra le attività di tipo SC prive di aree di tipo TA e altre attività.</text:p>
        </text:list-item>
      </text:list>
      <text:h text:style-name="Heading_20_4" text:outline-level="4"><text:bookmark-start text:name="__RefHeading___Toc13167_1240468809"/>Esodo<text:bookmark-end text:name="__RefHeading___Toc13167_1240468809"/></text:h>
      <text:list xml:id="list71636592498290" text:continue-list="list71634623045885" text:style-name="EG_20_All_20_commi">
        <text:list-item text:start-value="1">
          <text:p text:style-name="Text_20_body">Le aree di tipo TA devono consentire l’esodo orizzontale progressivo.</text:p>
        </text:list-item>
        <text:list-item>
          <text:p text:style-name="Text_20_body">Le aree di tipo TA2 devono consentire l’esodo orizzontale progressivo nell’ambito delle stesse aree.</text:p>
        </text:list-item>
      </text:list>
      <text:list xml:id="list71636531300088" text:continue-list="list71636237785327" text:style-name="EG_20_All_20_nota_20_auto">
        <text:list-item>
          <text:p text:style-name="EG_20_Nota">I varchi e le porte di comunicazione devono essere dimensionati per lo spostamento di pazienti su barella considerando anche l’ingombro delle <text:span text:style-name="T36">eventuali</text:span> apparecchiature elettromedicali da trasportare assieme al paziente.</text:p>
        </text:list-item>
      </text:list>
      <text:h text:style-name="Heading_20_4" text:outline-level="4"><text:bookmark-start text:name="__RefHeading___Toc13169_1240468809"/>Gestione della sicurezza antincendio<text:bookmark-end text:name="__RefHeading___Toc13169_1240468809"/></text:h>
      <text:list xml:id="list71634571355387" text:continue-list="list71636592498290" text:style-name="EG_20_All_20_commi">
        <text:list-item text:start-value="1">
          <text:p text:style-name="P36">Le attività di tipo SC con sistemi di esodo comuni con altre attività (<text:span text:style-name="T43">c</text:span>apitolo <text:reference-ref text:reference-format="chapter" text:ref-name="ch compartimentazione">Errore: sorgente del riferimento non trovata</text:reference-ref>) devono adottare la GSA (capitolo <text:reference-ref text:reference-format="chapter" text:ref-name="ch gestione sicurezza">Errore: sorgente del riferimento non trovata</text:reference-ref>) di livello di prestazione III.</text:p>
        </text:list-item>
        <text:list-item>
          <text:p text:style-name="Text_20_body">Nelle attività di tipo SC il centro di gestione delle emergenze può essere ubicato in locale non distinto (es. ricevimento, reception, portineria, …).</text:p>
        </text:list-item>
      </text:list>
      <text:h text:style-name="Heading_20_4" text:outline-level="4"><text:bookmark-start text:name="__RefHeading___Toc13171_1240468809"/>Controllo dell’incendio<text:bookmark-end text:name="__RefHeading___Toc13171_1240468809"/></text:h>
      <text:list xml:id="list71636021460011" text:continue-list="list71634571355387" text:style-name="EG_20_All_20_commi">
        <text:list-item text:start-value="1">
          <text:p text:style-name="P36">Le attività di tipo SA devono essere dotate di misure di controllo dell’incendio (capitolo <text:reference-ref text:reference-format="chapter" text:ref-name="ch controllo incendio">Errore: sorgente del riferimento non trovata</text:reference-ref>) con livello di prestazione non inferiore a III.</text:p>
        </text:list-item>
        <text:list-item>
          <text:p text:style-name="Text_20_body">Per le aree di seguito indicate, se ubicate in opere da costruzione contenenti aree TA o TB, deve essere assicurato il livello di prestazione IV:</text:p>
          <text:list>
            <text:list-item>
              <text:p text:style-name="Text_20_body">TK2 se ubicate in piani a quota &lt; -10 m o se di superficie lorda S &gt; 200 m<text:span text:style-name="T16">2</text:span>;</text:p>
            </text:list-item>
            <text:list-item>
              <text:p text:style-name="Text_20_body">TM2 se ubicate:</text:p>
              <text:list>
                <text:list-item>
                  <text:p text:style-name="Text_20_body">in piani interrati;</text:p>
                </text:list-item>
                <text:list-item>
                  <text:p text:style-name="Text_20_body">in piani fuori terra con carico di incendio q<text:span text:style-name="T12">f</text:span> &gt; 450 MJ/m<text:span text:style-name="T16">2</text:span>;</text:p>
                </text:list-item>
              </text:list>
            </text:list-item>
            <text:list-item>
              <text:p text:style-name="Text_20_body">TM3 se ubicate:</text:p>
              <text:list>
                <text:list-item>
                  <text:p text:style-name="Text_20_body">in piani interrati;</text:p>
                </text:list-item>
                <text:list-item>
                  <text:p text:style-name="Text_20_body">in piani fuori terra e almeno una delle seguenti condizioni risulta essere verificata:</text:p>
                  <text:list>
                    <text:list-item>
                      <text:p text:style-name="Text_20_body">carico di incendio specifico q<text:span text:style-name="T12">f</text:span> &gt; 450 MJ/m<text:span text:style-name="T16">2</text:span>;</text:p>
                    </text:list-item>
                    <text:list-item>
                      <text:p text:style-name="Text_20_body">superficie lorda S &gt; 300 m<text:span text:style-name="T16">2</text:span>;</text:p>
                    </text:list-item>
                    <text:list-item>
                      <text:p text:style-name="Text_20_body">superficie lorda 50 m<text:span text:style-name="T16">2</text:span> &lt; S <text:span text:style-name="T22">≤ </text:span>300 m<text:span text:style-name="T16">2</text:span> e q<text:span text:style-name="T12">f</text:span> &gt; (530 - 1,6 · S) MJ/m<text:span text:style-name="T16">2</text:span>;</text:p>
                    </text:list-item>
                  </text:list>
                </text:list-item>
              </text:list>
            </text:list-item>
            <text:list-item>
              <text:p text:style-name="Text_20_body">TC se di superficie<draw:frame draw:style-name="fr1" draw:name="Cornice3" text:anchor-type="char" svg:x="-0.9cm" svg:width="0.801cm" draw:z-index="3"><draw:text-box fo:min-height="0.101cm"><text:p text:style-name="P22">a21</text:p></draw:text-box></draw:frame> lorda S &gt; 3000 m<text:span text:style-name="T16">2</text:span>;</text:p>
            </text:list-item>
            <text:list-item>
              <text:p text:style-name="Text_20_body">TT1 di superficie lorda S &gt; 100 m<text:span text:style-name="T16">2</text:span>;</text:p>
            </text:list-item>
          </text:list>
        </text:list-item>
        <text:list-item>
          <text:p text:style-name="Text_20_body">Ai fini della eventuale applicazione della norma UNI 10779, devono essere adottati i parametri riportati in tabella <text:sequence-ref text:reference-format="value" text:ref-name="refTable2">V.11-3</text:sequence-ref>.</text:p>
        </text:list-item>
        <text:list-item>
          <text:p text:style-name="Text_20_body"><text:soft-page-break/>Nella aree di tipo TM4 con q<text:span text:style-name="T12">f</text:span> &gt; 1200 MJ/m<text:span text:style-name="T16">2</text:span> deve essere prevista la protezione mediante rete idranti all’aperto. Ai fini della eventuale applicazione della norma UNI 10779, devono essere adottati i parametri riportati in tabella <text:sequence-ref text:reference-format="value" text:ref-name="refTable3">V.11-4</text:sequence-ref>.</text:p>
        </text:list-item>
        <text:list-item>
          <text:p text:style-name="Text_20_body">Per la progettazione dell’eventuale impianto automatico di controllo o estinzione dell’incendio di tipo sprinkler secondo norma UNI EN 12845 devono essere adottati i parametri riportati in tabella <text:sequence-ref text:reference-format="value" text:ref-name="refTable4">V.11-5</text:sequence-ref>.</text:p>
        </text:list-item>
      </text:list>
      <table:table table:name="Table7" table:style-name="Table7">
        <table:table-column table:style-name="Table7.A" table:number-columns-repeated="3"/>
        <table:table-column table:style-name="Table7.D"/>
        <table:table-row table:style-name="Table7.1">
          <table:table-cell table:style-name="Table7.A1" office:value-type="string">
            <text:p text:style-name="P10">Numero di posti letto P<text:line-break/>delle attività SA o SB</text:p>
          </table:table-cell>
          <table:table-cell table:style-name="Table7.A1" office:value-type="string">
            <text:p text:style-name="P7">Livello di pericolosità <text:span text:style-name="T34">[1]</text:span></text:p>
          </table:table-cell>
          <table:table-cell table:style-name="Table7.A1" office:value-type="string">
            <text:p text:style-name="P7">Protezione<text:line-break/>esterna <text:span text:style-name="T34">[2]</text:span></text:p>
          </table:table-cell>
          <table:table-cell table:style-name="Table7.D1" office:value-type="string">
            <text:p text:style-name="P7"><text:span text:style-name="T2">A</text:span>limentazione idrica <text:span text:style-name="T34">[2]</text:span></text:p>
          </table:table-cell>
        </table:table-row>
        <table:table-row table:style-name="TableLine93921633562448">
          <table:table-cell table:style-name="Table7.A2" office:value-type="string">
            <text:p text:style-name="P9">PA</text:p>
          </table:table-cell>
          <table:table-cell table:style-name="Table7.A2" office:value-type="string">
            <text:p text:style-name="P9">1 [3]</text:p>
          </table:table-cell>
          <table:table-cell table:style-name="Table7.A2" office:value-type="string">
            <text:p text:style-name="P9">Non richiesta</text:p>
          </table:table-cell>
          <table:table-cell table:style-name="Table7.D2" office:value-type="string">
            <text:p text:style-name="P9">Singola</text:p>
          </table:table-cell>
        </table:table-row>
        <table:table-row table:style-name="TableLine93921633563728">
          <table:table-cell table:style-name="Table7.A2" office:value-type="string">
            <text:p text:style-name="P9">PB, PC, PD</text:p>
          </table:table-cell>
          <table:table-cell table:style-name="Table7.A2" office:value-type="string">
            <text:p text:style-name="P9">2</text:p>
          </table:table-cell>
          <table:table-cell table:style-name="Table7.A2" office:value-type="string">
            <text:p text:style-name="P9">Sì</text:p>
          </table:table-cell>
          <table:table-cell table:style-name="Table7.D2" office:value-type="string">
            <text:p text:style-name="P9">Singola superiore</text:p>
          </table:table-cell>
        </table:table-row>
        <table:table-row table:style-name="TableLine93921633564608">
          <table:table-cell table:style-name="Table7.A2" office:value-type="string">
            <text:p text:style-name="P8">PE</text:p>
          </table:table-cell>
          <table:table-cell table:style-name="Table7.A2" office:value-type="string">
            <text:p text:style-name="P9">2</text:p>
          </table:table-cell>
          <table:table-cell table:style-name="Table7.A2" office:value-type="string">
            <text:p text:style-name="P9">Sì</text:p>
          </table:table-cell>
          <table:table-cell table:style-name="Table7.D2" office:value-type="string">
            <text:p text:style-name="P9">Doppia</text:p>
          </table:table-cell>
        </table:table-row>
        <table:table-row table:style-name="TableLine93921633565584">
          <table:table-cell table:style-name="Table7.D2" table:number-columns-spanned="4" office:value-type="string">
            <text:p text:style-name="Contenuto_20_tabella_20_lungo">[1] Per attività SA o SB distribuite in più opere da costruzione, il livello di pericolosità per il dimensionamento della rete idranti a protezione interna, può essere selezionato in riferimento ai posti letto di ciascuna opera da costruzione.</text:p>
            <text:p text:style-name="Contenuto_20_tabella_20_lungo">[2] Per attività SA o SB distribuite in più opere da costruzione, la protezione esterna e le caratteristiche della alimentazione idrica devono essere selezionati in riferimento ai posti letto dell’intera attività.</text:p>
            <text:p text:style-name="Contenuto_20_tabella_20_lungo">[3] È consentita <text:span text:style-name="T36">alimentazione promiscua</text:span> secondo UNI 10779.</text:p>
          </table:table-cell>
          <table:covered-table-cell/>
          <table:covered-table-cell/>
          <table:covered-table-cell/>
        </table:table-row>
      </table:table>
      <text:p text:style-name="P6"><text:span text:style-name="T14">Tabella</text:span> <text:sequence text:ref-name="refTable2" text:name="Table" text:formula="ooow:Table+1" style:num-format="1">V.11-3</text:sequence>: Parametri progettuali per rete idranti ordinari<text:span text:style-name="T44">a</text:span> secondo UNI 10779<text:span text:style-name="T33"> e caratteristiche minime alimentazione idrica UNI EN 12845</text:span></text:p>
      <table:table table:name="Table6" table:style-name="Table6">
        <table:table-column table:style-name="Table6.A" table:number-columns-repeated="3"/>
        <table:table-row table:style-name="Table6.1">
          <table:table-cell table:style-name="Table6.A1" office:value-type="string">
            <text:p text:style-name="P7">Livello di pericolosità</text:p>
          </table:table-cell>
          <table:table-cell table:style-name="Table6.A1" office:value-type="string">
            <text:p text:style-name="P7">Tipo di protezione</text:p>
          </table:table-cell>
          <table:table-cell table:style-name="Table6.C1" office:value-type="string">
            <text:p text:style-name="P7"><text:span text:style-name="T2">A</text:span>limentazione idrica</text:p>
          </table:table-cell>
        </table:table-row>
        <table:table-row table:style-name="TableLine93921633571760">
          <table:table-cell table:style-name="Table6.A2" office:value-type="string">
            <text:p text:style-name="P5">2</text:p>
          </table:table-cell>
          <table:table-cell table:style-name="Table6.A2" office:value-type="string">
            <text:p text:style-name="P5">Capacità ordinaria</text:p>
          </table:table-cell>
          <table:table-cell table:style-name="Table6.C2" office:value-type="string">
            <text:p text:style-name="P5">Singola</text:p>
          </table:table-cell>
        </table:table-row>
      </table:table>
      <text:p text:style-name="P6"><text:span text:style-name="T14">Tabella</text:span> <text:sequence text:ref-name="refTable3" text:name="Table" text:formula="ooow:Table+1" style:num-format="1">V.11-4</text:sequence>: Parametri progettuali per rete idranti all’aperto secondo UNI 10779<text:span text:style-name="T33"> e caratteristiche minime alimentazione idrica UNI EN 12845</text:span></text:p>
      <table:table table:name="Table11" table:style-name="Table11">
        <table:table-column table:style-name="Table11.A"/>
        <table:table-column table:style-name="Table11.B"/>
        <table:table-row table:style-name="Table11.1">
          <table:table-cell table:style-name="Table11.A1" office:value-type="string">
            <text:p text:style-name="P11">Numero di posti letto P delle attività SA o <text:span text:style-name="T4">S</text:span>B<draw:frame draw:style-name="fr1" draw:name="Cornice2" text:anchor-type="char" svg:x="-0.9cm" svg:width="0.801cm" draw:z-index="2"><draw:text-box fo:min-height="0.101cm"><text:p text:style-name="P22">a21</text:p></draw:text-box></draw:frame></text:p>
          </table:table-cell>
          <table:table-cell table:style-name="Table11.B1" office:value-type="string">
            <text:p text:style-name="P7"><text:span text:style-name="T3">A</text:span>limentazione idrica</text:p>
          </table:table-cell>
        </table:table-row>
        <table:table-row table:style-name="TableLine93921633585904">
          <table:table-cell table:style-name="Table11.A2" office:value-type="string">
            <text:p text:style-name="P12">PA, PB</text:p>
          </table:table-cell>
          <table:table-cell table:style-name="Table11.B2" office:value-type="string">
            <text:p text:style-name="P12">Singola</text:p>
          </table:table-cell>
        </table:table-row>
        <table:table-row table:style-name="TableLine93921633587008">
          <table:table-cell table:style-name="Table11.A2" office:value-type="string">
            <text:p text:style-name="P12">PC, PD</text:p>
          </table:table-cell>
          <table:table-cell table:style-name="Table11.B2" office:value-type="string">
            <text:p text:style-name="P12">Singola superiore</text:p>
          </table:table-cell>
        </table:table-row>
        <table:table-row table:style-name="TableLine93921633587440">
          <table:table-cell table:style-name="Table11.A2" office:value-type="string">
            <text:p text:style-name="P12">PE</text:p>
          </table:table-cell>
          <table:table-cell table:style-name="Table11.B2" office:value-type="string">
            <text:p text:style-name="P12">Doppia</text:p>
          </table:table-cell>
        </table:table-row>
      </table:table>
      <text:p text:style-name="P6"><text:span text:style-name="T14">Tabella</text:span> <text:sequence text:ref-name="refTable4" text:name="Table" text:formula="ooow:Table+1" style:num-format="1">V.11-5</text:sequence>: Parametri progettuali impianto sprinkler <text:span text:style-name="T33">e caratteristiche minime alimentazione idrica</text:span></text:p>
      <text:h text:style-name="P29" text:outline-level="4"><text:bookmark-start text:name="__RefHeading___Toc13173_1240468809"/>Rivelazione ed allarme<text:bookmark-end text:name="__RefHeading___Toc13173_1240468809"/></text:h>
      <text:list xml:id="list71635884714091" text:continue-list="list71636021460011" text:style-name="EG_20_All_20_commi">
        <text:list-item text:start-value="1">
          <text:p text:style-name="P36">L’attività deve essere dotata di misure di rivelazione ed allarme (capitolo <text:reference-ref text:reference-format="chapter" text:ref-name="ch IRAI">Errore: sorgente del riferimento non trovata</text:reference-ref>) secondo i livelli di prestazione di cui alla tabella <text:sequence-ref text:reference-format="value" text:ref-name="refTable5">V.11-6</text:sequence-ref>.</text:p>
        </text:list-item>
      </text:list>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column table:style-name="Tabella3.G"/>
        <table:table-row table:style-name="Tabella3.1">
          <table:table-cell table:style-name="Tabella3.A1" table:number-rows-spanned="2" table:number-columns-spanned="2" office:value-type="string">
            <text:p text:style-name="P19">Classificazione attività</text:p>
          </table:table-cell>
          <table:covered-table-cell/>
          <table:table-cell table:style-name="Tabella3.C1" table:number-columns-spanned="5" office:value-type="string">
            <text:p text:style-name="P19">Classificazione attività</text:p>
          </table:table-cell>
          <table:covered-table-cell/>
          <table:covered-table-cell/>
          <table:covered-table-cell/>
          <table:covered-table-cell/>
        </table:table-row>
        <table:table-row table:style-name="Tabella3.1">
          <table:covered-table-cell table:style-name="Tabella3.A2"/>
          <table:covered-table-cell/>
          <table:table-cell table:style-name="Tabella3.A2" office:value-type="string">
            <text:p text:style-name="P19">HA</text:p>
          </table:table-cell>
          <table:table-cell table:style-name="Tabella3.A2" office:value-type="string">
            <text:p text:style-name="P19">HB</text:p>
          </table:table-cell>
          <table:table-cell table:style-name="Tabella3.A2" office:value-type="string">
            <text:p text:style-name="P19">HC</text:p>
          </table:table-cell>
          <table:table-cell table:style-name="Tabella3.A2" office:value-type="string">
            <text:p text:style-name="P19">HD</text:p>
          </table:table-cell>
          <table:table-cell table:style-name="Tabella3.G2" office:value-type="string">
            <text:p text:style-name="P19">HE</text:p>
          </table:table-cell>
        </table:table-row>
        <table:table-row table:style-name="TableLine93921633473600">
          <table:table-cell table:style-name="Tabella3.A3" table:number-rows-spanned="3" office:value-type="string">
            <text:p text:style-name="Table_20_Contents">SA, SB</text:p>
          </table:table-cell>
          <table:table-cell table:style-name="Tabella3.A3" office:value-type="string">
            <text:p text:style-name="Table_20_Contents">PA, PB</text:p>
          </table:table-cell>
          <table:table-cell table:style-name="Tabella3.A3" office:value-type="string">
            <text:p text:style-name="Contenuto_20_tabella_20_centrato">III [2], [5]</text:p>
          </table:table-cell>
          <table:table-cell table:style-name="Tabella3.A3" table:number-columns-spanned="2" office:value-type="string">
            <text:p text:style-name="Contenuto_20_tabella_20_centrato">III [2], [5]</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3921633066544">
          <table:covered-table-cell table:style-name="Tabella3.A3"/>
          <table:table-cell table:style-name="Tabella3.A3" office:value-type="string">
            <text:p text:style-name="Table_20_Contents">PC, PD</text:p>
          </table:table-cell>
          <table:table-cell table:style-name="Tabella3.A3" office:value-type="string">
            <text:p text:style-name="Contenuto_20_tabella_20_centrato">III [2], [3], [5]</text:p>
          </table:table-cell>
          <table:table-cell table:style-name="Tabella3.F3" table:number-columns-spanned="4" office:value-type="string">
            <text:p text:style-name="Contenuto_20_tabella_20_centrato">IV [3], [4]</text:p>
          </table:table-cell>
          <table:covered-table-cell/>
          <table:covered-table-cell/>
          <table:covered-table-cell/>
        </table:table-row>
        <table:table-row table:style-name="TableLine93921633619504">
          <table:covered-table-cell table:style-name="Tabella3.A3"/>
          <table:table-cell table:style-name="Tabella3.A3" office:value-type="string">
            <text:p text:style-name="Table_20_Contents">PE</text:p>
          </table:table-cell>
          <table:table-cell table:style-name="Tabella3.F3" table:number-columns-spanned="5" office:value-type="string">
            <text:p text:style-name="Contenuto_20_tabella_20_centrato">IV [3], [4]</text:p>
          </table:table-cell>
          <table:covered-table-cell/>
          <table:covered-table-cell/>
          <table:covered-table-cell/>
          <table:covered-table-cell/>
        </table:table-row>
        <table:table-row table:style-name="TableLine93921633621552">
          <table:table-cell table:style-name="Tabella3.A3" table:number-columns-spanned="2" office:value-type="string">
            <text:p text:style-name="Table_20_Contents">SC</text:p>
          </table:table-cell>
          <table:covered-table-cell/>
          <table:table-cell table:style-name="Tabella3.A3" office:value-type="string">
            <text:p text:style-name="Contenuto_20_tabella_20_centrato">III [1], [2]</text:p>
          </table:table-cell>
          <table:table-cell table:style-name="Tabella3.A3" table:number-columns-spanned="2" office:value-type="string">
            <text:p text:style-name="Contenuto_20_tabella_20_centrato">III [2]</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3921633623088">
          <table:table-cell table:style-name="Tabella3.F3" table:number-columns-spanned="7" office:value-type="string">
            <text:p text:style-name="Contenuto_20_tabella_20_lungo">[1] Per attività di tipo SC ubicate in un’opera da costruzione monopiano è consentito il livello di prestazione <text:span text:style-name="T35">I</text:span>I.</text:p>
            <text:p text:style-name="Contenuto_20_tabella_20_lungo">[2] Le eventuali funzioni E, F, G ed H devono essere automatiche su comando della centrale o con centrali autonome di azionamento asservite alla centrale master.</text:p>
            <text:p text:style-name="Contenuto_20_tabella_20_lungo">[3] Deve essere previsto il sistema EVAC.</text:p>
            <text:p text:style-name="Contenuto_20_tabella_20_lungo">[4] Nelle aree TA e TB devono essere implementate le funzioni secondarie E ed F per il monitoraggio, in tempo reale, dello stato di trasmissione e ricezione dell’allarme incendio.</text:p>
            <text:p text:style-name="Contenuto_20_tabella_20_lungo">[5] La funzione A (<text:span text:style-name="T36">rivelazione automatica</text:span>) deve essere estesa alle aree TM0, TM1, TM2 e TM3.</text:p>
          </table:table-cell>
          <table:covered-table-cell/>
          <table:covered-table-cell/>
          <table:covered-table-cell/>
          <table:covered-table-cell/>
          <table:covered-table-cell/>
          <table:covered-table-cell/>
        </table:table-row>
      </table:table>
      <text:p text:style-name="P18"><text:span text:style-name="T14">Tabella</text:span> <text:sequence text:ref-name="refTable5" text:name="Table" text:formula="ooow:Table+1" style:num-format="1">V.11-6</text:sequence>: <text:span text:style-name="T15">Livelli di prestazione per la rivelazione ed allarme</text:span></text:p>
      <text:h text:style-name="Heading_20_4" text:outline-level="4"><text:bookmark-start text:name="__RefHeading___Toc13175_1240468809"/>Controllo di fumi e calore<text:bookmark-end text:name="__RefHeading___Toc13175_1240468809"/></text:h>
      <text:list xml:id="list71635923368562" text:continue-list="list71635884714091" text:style-name="EG_20_All_20_commi">
        <text:list-item text:start-value="1">
          <text:p text:style-name="P36">Nei compartimenti destinati ad aree di tipo TA2, le <text:span text:style-name="T36">aperture di smaltimento</text:span> per il livello di prestazione <text:span text:style-name="T37">II</text:span> (capitolo <text:reference-ref text:reference-format="chapter" text:ref-name="ch SEFC">Errore: sorgente del riferimento non trovata</text:reference-ref>) devono essere realizzate secondo il tipo d’impiego SEb.</text:p>
        </text:list-item>
        <text:list-item>
          <text:p text:style-name="Text_20_body">Le aree di tipo TB2 con presenza di sorgenti di radiazioni ionizzanti non sigillate e in generale ogni area ove, a seguito d’incendio, non si può escludere la presenza di contaminazione radiologica dei prodotti della combustione, devono essere dotate di sistemi di ventilazione meccanica dotati di filtri assoluti (es. filtri assoluti a carboni attivi, …), realizzati in modo da evitare la dispersione di sostanze radiologiche eventualmente contenute nei prodotti della combustione.</text:p>
        </text:list-item>
        <text:list-item>
          <text:p text:style-name="P36">I sistemi di ventilazione meccanica delle aree di tipo TB2 devono essere in grado di garantire la prestazione in caso di incendio. L’alimentazione elettrica dell’impianto deve essere garantita, oltre che dalla sorgente di alimentazione ordinaria, da alimentazione di sicurezza con caratteristiche di autonomia ed interruzione previste per “<text:span text:style-name="T36">altri impianti</text:span>” (capitolo <text:reference-ref text:reference-format="chapter" text:ref-name="ch sicurezza impianti">Errore: sorgente del riferimento non trovata</text:reference-ref>).</text:p>
        </text:list-item>
      </text:list>
      <text:h text:style-name="Heading_20_4" text:outline-level="4"><text:bookmark-start text:name="__RefHeading___Toc13177_1240468809"/>Operatività antincendio<text:bookmark-end text:name="__RefHeading___Toc13177_1240468809"/></text:h>
      <text:list xml:id="list71635677720932" text:continue-list="list71636531300088" text:style-name="EG_20_All_20_nota_20_auto">
        <text:list-item>
          <text:p text:style-name="P24">Nel capitolo <text:reference-ref text:reference-format="chapter" text:ref-name="ch esodo">Errore: sorgente del riferimento non trovata</text:reference-ref> per i compartimenti con profilo di rischio D1 e D2 è richiesta la presenza di un ascensore (montalettighe) antincendio.</text:p>
        </text:list-item>
      </text:list>
      <text:h text:style-name="P29" text:outline-level="4"><text:bookmark-start text:name="__RefHeading___Toc13179_1240468809"/>Sicurezza degli impianti tecnologici e di servizio<text:bookmark-end text:name="__RefHeading___Toc13179_1240468809"/></text:h>
      <text:list xml:id="list71636517203467" text:continue-list="list71635923368562" text:style-name="EG_20_All_20_commi">
        <text:list-item text:start-value="1">
          <text:p text:style-name="Text_20_body">Nelle attività di tipo SA, allo scopo di evitare che un incendio sviluppatosi in un’area dell’attività comporti l’interruzione dell’alimentazione elettrica anche in aree non coinvolte dall’incendio, la distribuzione elettrica dal quadro principale di distribuzione, sino ai quadri dei compartimenti delle aree di tipo TA o TB, deve essere protetta dall’incendio per una durata pari alla classe di resistenza al fuoco più elevata dei compartimenti attraversati.</text:p>
        </text:list-item>
        <text:list-item>
          <text:p text:style-name="Text_20_body">Gli impianti tecnologici e di servizio di ciascun compartimento delle aree di tipo TA2 devono essere realizzati in modo da garantire la continuità delle prestazioni sanitarie anche in caso di incendio coinvolgente un qualunque altro compartimento dell’attività.</text:p>
        </text:list-item>
        <text:list-item>
          <text:p text:style-name="Text_20_body">La parte di cablaggio strutturato necessaria per la sicurezza delle attività di tipo SA deve garantire la continuità della prestazione in caso di incendio per la durata prevista nel piano di emergenza.</text:p>
        </text:list-item>
      </text:list>
      <text:list xml:id="list71635705002962" text:continue-list="list71635677720932" text:style-name="EG_20_All_20_nota_20_auto">
        <text:list-item>
          <text:p text:style-name="EG_20_Nota">Per cablaggio strutturato si intende la struttura in grado di supportare le applicazioni per la tecnologia dell’informazione per la gestione dell’attività.</text:p>
        </text:list-item>
      </text:list>
      <text:list xml:id="list71636530446360" text:continue-list="list71636517203467" text:style-name="EG_20_All_20_commi">
        <text:list-item>
          <text:p text:style-name="Text_20_body">Lo stato di funzionamento degli impianti tecnologici a servizio delle aree di tipo TA e TB deve essere monitorato nel centro di gestione delle emergenze o in altro luogo presidiato.</text:p>
        </text:list-item>
      </text:list>
      <text:list xml:id="list71636632670734" text:continue-list="list71635705002962" text:style-name="EG_20_All_20_nota_20_auto">
        <text:list-item>
          <text:p text:style-name="EG_20_Nota">Possono essere esentati dal monitoraggio a distanza gli impianti non contenenti sostanze pericolose o non strettamente necessari alla gestione dell’emergenza (es. impianti idrico sanitari, posta pneumatica, …).</text:p>
        </text:list-item>
      </text:list>
      <text:list xml:id="list71635284593431" text:continue-list="list71636530446360" text:style-name="EG_20_All_20_commi">
        <text:list-item>
          <text:p text:style-name="P36">I gas refrigeranti negli impianti di climatizzazione e condizionamento (capitolo <text:reference-ref text:reference-format="chapter" text:ref-name="ch sicurezza impianti">Errore: sorgente del riferimento non trovata</text:reference-ref>) inseriti in aree di tipo TA, TB o TC, devono essere classificati A1 o A2L secondo la norma ISO 817.</text:p>
        </text:list-item>
      </text:list>
      <text:h text:style-name="P28" text:outline-level="3"><text:bookmark-start text:name="__RefHeading___Toc13181_1240468809"/>Altre indicazioni<text:bookmark-end text:name="__RefHeading___Toc13181_1240468809"/></text:h>
      <text:list xml:id="list71635928251308" text:continue-list="list71635284593431" text:style-name="EG_20_All_20_commi">
        <text:list-item text:start-value="1">
          <text:p text:style-name="P41">Nelle attività di tipo SA e SB è consentito detenere bombole di gas medicali nelle aree di tipo TA e TB, con esclusione dei percorsi di esodo e nelle aree degli ambienti con presenza di visitatori non autorizzati all’assistenza, sotto l’osservanza delle seguenti prescrizioni:</text:p>
          <text:list>
            <text:list-item>
              <text:p text:style-name="P41">il numero di bombole deve essere strettamente limitato alle esigenze sanitarie in caso di emergenza;</text:p>
            </text:list-item>
            <text:list-item>
              <text:p text:style-name="P41">il riduttore e i flussometri devono essere protetti dalle sollecitazioni meccaniche;</text:p>
            </text:list-item>
            <text:list-item>
              <text:p text:style-name="P41">all’interno delle aree le bombole devono essere posizionate e fissate al fine di evitare cadute accidentali;</text:p>
            </text:list-item>
            <text:list-item>
              <text:p text:style-name="Text_20_body">l’erogazione di gas medicali attraverso le bombole nelle attività di tipo SA deve essere prevista solo in caso di emergenza o per il trasferimento di degenti da un reparto all’altro della attività.</text:p>
            </text:list-item>
          </text:list>
        </text:list-item>
        <text:list-item>
          <text:p text:style-name="Text_20_body">È consentito detenere, nelle aree diverse dalle aree di tipo TK3, bombole di gas tecnici non infiammabili collegate alle apparecchiature di laboratorio e simili per le esigenze strettamente indispensabili delle stesse.</text:p>
        </text:list-item>
      </text:list>
      <text:list xml:id="list71634852520859" text:continue-list="list71636632670734" text:style-name="EG_20_All_20_nota_20_auto">
        <text:list-item>
          <text:p text:style-name="EG_20_Nota">Ubicazione e quantità massima devono essere stabiliti sulla base della valutazione del rischio.</text:p>
        </text:list-item>
      </text:list>
      <text:list xml:id="list71636166788370" text:continue-list="list71635928251308" text:style-name="EG_20_All_20_commi">
        <text:list-item>
          <text:p text:style-name="Text_20_body">In armadi metallici dotati di bacino di contenimento è consentito detenere sostanze infiammabili per esigenze igienico sanitarie (es. pulizia, igienizzazione, processi di analisi, …), in quantità compatibili con il carico di incendio e sulla <text:soft-page-break/>base delle risultanze della valutazione del rischio. Nelle aree TA o TB gli armadi metallici devono essere ubicati nelle infermerie di piano o nei locali TM0.</text:p>
        </text:list-item>
        <text:list-item>
          <text:p text:style-name="P36">Nelle aree di tipo TK2 sono ammesse esclusivamente zone con pericolo di esplosione classificate NE o NP (capitolo <text:reference-ref text:reference-format="chapter" text:ref-name="ch aree atmosfere esplosive">Errore: sorgente del riferimento non trovata</text:reference-ref>).</text:p>
        </text:list-item>
        <text:list-item>
          <text:p text:style-name="P36">Per le attività esercite in diverse opere da costruzione per le quali sono verificate le distanze di separazione di cui al capitolo <text:reference-ref text:reference-format="chapter" text:ref-name="ch compartimentazione">Errore: sorgente del riferimento non trovata</text:reference-ref>, i livelli di prestazione delle misure antincendio, ad esclusione delle misure gestionali di cui al capitolo <text:reference-ref text:reference-format="chapter" text:ref-name="ch gestione sicurezza">Errore: sorgente del riferimento non trovata</text:reference-ref>, possono essere correlati ai criteri di classificazione di cui al paragrafo <text:bookmark-ref text:reference-format="number" text:ref-name="__RefHeading___Toc13157_1240468809">V.11.3</text:bookmark-ref> applicabili alla singola opera da costruzione.</text:p>
        </text:list-item>
        <text:list-item>
          <text:p text:style-name="Text_20_body">Per le attività di cui al precedente comma 5, ove ciascuna opera da costruzione ha un numero di posti letto P <text:span text:style-name="T23">≤</text:span><text:span text:style-name="T29"> </text:span>25, possono essere applicate le misure antincendio indicate al paragrafo <text:bookmark-ref text:reference-format="number" text:ref-name="__RefHeading___Toc13183_1240468809">V.11.7</text:bookmark-ref>.</text:p>
        </text:list-item>
      </text:list>
      <text:h text:style-name="P28" text:outline-level="3"><text:bookmark-start text:name="__RefHeading___Toc13183_1240468809"/>Opera da costruzione con un numero di posti letto P ≤ 25<text:bookmark-end text:name="__RefHeading___Toc13183_1240468809"/></text:h>
      <text:list xml:id="list71635521812156" text:continue-list="list71636166788370" text:style-name="EG_20_All_20_commi">
        <text:list-item text:start-value="1">
          <text:p text:style-name="Text_20_body">Per le attività di tipo SA o SB con numero di posti letto P <text:span text:style-name="T25">≤</text:span><text:span text:style-name="T30"> </text:span>25 si applicano le prescrizioni della regola tecnica orizzontale (RTO) con le seguenti soluzioni progettuali complementari o sostitutive e prescrizioni aggiuntive:</text:p>
          <text:list>
            <text:list-item>
              <text:p text:style-name="P38">Le misure antincendio per le aree TA si applicano con i livelli di prestazione indicati nella tabella <text:sequence-ref text:reference-format="value" text:ref-name="refTable6">V.11-7</text:sequence-ref>.</text:p>
            </text:list-item>
          </text:list>
        </text:list-item>
      </text:list>
      <table:table table:name="Tabella4" table:style-name="Tabella4">
        <table:table-column table:style-name="Tabella4.A"/>
        <table:table-column table:style-name="Tabella4.B"/>
        <table:table-row table:style-name="TableLine93921633669056">
          <table:table-cell table:style-name="Tabella4.A1" office:value-type="string">
            <text:p text:style-name="P20">M<text:span text:style-name="T40">isura antincendio</text:span></text:p>
          </table:table-cell>
          <table:table-cell table:style-name="Tabella4.B1" office:value-type="string">
            <text:p text:style-name="P20">L<text:span text:style-name="T41">ivello di prestazione</text:span></text:p>
          </table:table-cell>
        </table:table-row>
        <table:table-row table:style-name="TableLine93921633713472">
          <table:table-cell table:style-name="Tabella4.A2" office:value-type="string">
            <text:p text:style-name="P13">Compartimentazione (capitolo <text:reference-ref text:reference-format="chapter" text:ref-name="ch compartimentazione">Errore: sorgente del riferimento non trovata</text:reference-ref>)</text:p>
          </table:table-cell>
          <table:table-cell table:style-name="Tabella4.B2" office:value-type="string">
            <text:p text:style-name="P16">III</text:p>
          </table:table-cell>
        </table:table-row>
        <table:table-row table:style-name="TableLine93921633714576">
          <table:table-cell table:style-name="Tabella4.A4" office:value-type="string">
            <text:p text:style-name="P13">Gestione della sicurezza antincendio (capitolo <text:reference-ref text:reference-format="chapter" text:ref-name="ch gestione sicurezza">Errore: sorgente del riferimento non trovata</text:reference-ref>)</text:p>
          </table:table-cell>
          <table:table-cell table:style-name="Tabella4.B4" office:value-type="string">
            <text:p text:style-name="P16">II, con centro gestione emergenze, anche in locale non ad uso esclusivo [1]</text:p>
          </table:table-cell>
        </table:table-row>
        <table:table-row table:style-name="TableLine93921633716064">
          <table:table-cell table:style-name="Tabella4.A4" office:value-type="string">
            <text:p text:style-name="P13">Controllo dell’incendio (capitolo <text:reference-ref text:reference-format="chapter" text:ref-name="ch controllo incendio">Errore: sorgente del riferimento non trovata</text:reference-ref>)</text:p>
          </table:table-cell>
          <table:table-cell table:style-name="Tabella4.B4" office:value-type="string">
            <text:p text:style-name="P16">II</text:p>
          </table:table-cell>
        </table:table-row>
        <table:table-row table:style-name="TableLine93921633716848">
          <table:table-cell table:style-name="Tabella4.A5" office:value-type="string">
            <text:p text:style-name="P13">Rivelazione e allarme (capitolo <text:reference-ref text:reference-format="chapter" text:ref-name="ch IRAI">Errore: sorgente del riferimento non trovata</text:reference-ref>)</text:p>
          </table:table-cell>
          <table:table-cell table:style-name="Tabella4.B5" office:value-type="string">
            <text:p text:style-name="P16">III</text:p>
          </table:table-cell>
        </table:table-row>
        <table:table-row table:style-name="TableLine93921633718656">
          <table:table-cell table:style-name="Tabella4.A6" table:number-columns-spanned="2" office:value-type="string">
            <text:p text:style-name="P14">[1] Il livello di prestazione del sistema di gestione della sicurezza antincendio delle opere da costruzione in cui sono eventualmente distribuiti i complessi ospedalieri, deve essere corrispondente a quello dell’intero complesso.</text:p>
          </table:table-cell>
          <table:covered-table-cell/>
        </table:table-row>
      </table:table>
      <text:p text:style-name="P15"><text:span text:style-name="T38">Tabella </text:span><text:span text:style-name="T38"><text:sequence text:ref-name="refTable6" text:name="Table" text:formula="ooow:Table+1" style:num-format="1">V.11-7</text:sequence></text:span><text:span text:style-name="T38">: Livelli di prestazione per attività in opere da costruzione con </text:span><text:span text:style-name="T42">un numero di </text:span><text:span text:style-name="T38">posti letto </text:span><text:span text:style-name="T42">P</text:span><text:span text:style-name="T38"> </text:span><text:span text:style-name="T24">≤</text:span><text:span text:style-name="T39"> </text:span><text:span text:style-name="T38">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1</text:chapter><text:s/><text:chapter text:display="name" text:outline-level="2">Strutture sanitarie</text:chapter><text:tab/>Pagina <text:chapter text:display="plain-number" text:outline-level="2">V.11</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trutture sanitari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31M53S</meta:editing-duration>
    <meta:editing-cycles>58</meta:editing-cycles>
    <meta:generator>LibreOffice/7.2.3.2$Linux_X86_64 LibreOffice_project/20$Build-2</meta:generator>
    <dc:title>modello_codicepi_14</dc:title>
    <dc:date>2021-12-09T07:16:34.354578947</dc:date>
    <meta:document-statistic meta:table-count="7" meta:image-count="0" meta:object-count="0" meta:page-count="12" meta:paragraph-count="282" meta:word-count="3935" meta:character-count="24862" meta:non-whitespace-character-count="21332"/>
    <meta:template xlink:type="simple" xlink:actuate="onRequest" xlink:title="modello_codicepi_14" xlink:href="../../../../../../../Modelli/modello_codicepi_14.ott" meta:date="2020-07-24T15:46:57.439876607"/>
  </office:meta>
</office:document-meta>
</file>